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2cm" style:rel-column-width="13104*"/>
    </style:style>
    <style:style style:name="Tabella1.C" style:family="table-column">
      <style:table-column-properties style:column-width="3.201cm" style:rel-column-width="13111*"/>
    </style:style>
    <style:style style:name="Tabella1.E" style:family="table-column">
      <style:table-column-properties style:column-width="3.201cm" style:rel-column-width="13112*"/>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1.B1" style:family="table-cell">
      <style:table-cell-properties style:vertical-align="middle" fo:background-color="#dddddd" fo:padding="0.097cm" fo:border="0.25pt solid #000000" style:writing-mode="lr-tb">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writing-mode="lr-tb">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writing-mode="lr-tb">
        <style:background-image/>
      </style:table-cell-properties>
    </style:style>
    <style:style style:name="Tabella1.A3" style:family="table-cell">
      <style:table-cell-properties style:vertical-align="middle" fo:padding="0.097cm" fo:border-left="0.25pt solid #000000" fo:border-right="none" fo:border-top="none" fo:border-bottom="0.25pt solid #000000" style:writing-mode="lr-tb"/>
    </style:style>
    <style:style style:name="Tabella1.B3" style:family="table-cell">
      <style:table-cell-properties style:vertical-align="middle" fo:padding="0.097cm" fo:border-left="0.25pt solid #000000" fo:border-right="none" fo:border-top="none" fo:border-bottom="0.25pt solid #000000" style:writing-mode="lr-tb"/>
    </style:style>
    <style:style style:name="Tabella1.C3" style:family="table-cell">
      <style:table-cell-properties style:vertical-align="middle" fo:padding="0.097cm" fo:border-left="0.25pt solid #000000" fo:border-right="none" fo:border-top="none" fo:border-bottom="0.25pt solid #000000" style:writing-mode="lr-tb"/>
    </style:style>
    <style:style style:name="Tabella1.E3" style:family="table-cell">
      <style:table-cell-properties style:vertical-align="middle" fo:padding="0.097cm" fo:border-left="0.25pt solid #000000" fo:border-right="0.25pt solid #000000" fo:border-top="none" fo:border-bottom="0.25pt solid #000000" style:writing-mode="lr-tb"/>
    </style:style>
    <style:style style:name="Tabella1.A4" style:family="table-cell">
      <style:table-cell-properties style:vertical-align="middle" fo:padding="0.097cm" fo:border-left="0.25pt solid #000000" fo:border-right="none" fo:border-top="none" fo:border-bottom="0.25pt solid #000000" style:writing-mode="lr-tb"/>
    </style:style>
    <style:style style:name="Tabella1.B4" style:family="table-cell">
      <style:table-cell-properties style:vertical-align="middle" fo:padding="0.097cm" fo:border-left="0.25pt solid #000000" fo:border-right="none" fo:border-top="none" fo:border-bottom="0.25pt solid #000000" style:writing-mode="lr-tb"/>
    </style:style>
    <style:style style:name="Tabella1.C4" style:family="table-cell">
      <style:table-cell-properties style:vertical-align="middle" fo:padding="0.097cm" fo:border-left="0.25pt solid #000000" fo:border-right="0.25pt solid #000000" fo:border-top="none" fo:border-bottom="0.25pt solid #000000" style:writing-mode="lr-tb"/>
    </style:style>
    <style:style style:name="Tabella1.A5" style:family="table-cell">
      <style:table-cell-properties style:vertical-align="middle" fo:padding="0.097cm" fo:border-left="0.25pt solid #000000" fo:border-right="0.25pt solid #000000" fo:border-top="none" fo:border-bottom="0.25pt solid #000000" style:writing-mode="lr-tb"/>
    </style:style>
    <style:style style:name="Tabella4"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4.A" style:family="table-column">
      <style:table-column-properties style:column-width="3.097cm" style:rel-column-width="12685*"/>
    </style:style>
    <style:style style:name="Tabella4.B" style:family="table-column">
      <style:table-column-properties style:column-width="2.745cm" style:rel-column-width="11240*"/>
    </style:style>
    <style:style style:name="Tabella4.C" style:family="table-column">
      <style:table-column-properties style:column-width="10.16cm" style:rel-column-width="41610*"/>
    </style:style>
    <style:style style:name="Tabella4.1" style:family="table-row">
      <style:table-row-properties fo:background-color="transparent" fo:keep-together="auto">
        <style:background-image/>
      </style:table-row-properties>
    </style:style>
    <style:style style:name="Tabella4.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4.B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ella4.C1" style:family="table-cell">
      <style:table-cell-properties fo:background-color="#dddddd" fo:padding="0.097cm" fo:border="0.25pt solid #000000" style:writing-mode="page">
        <style:background-image/>
      </style:table-cell-properties>
    </style:style>
    <style:style style:name="Tabel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4.A6" style:family="table-cell">
      <style:table-cell-properties fo:background-color="transparent" fo:padding="0.097cm" fo:border-left="0.5pt solid #000000" fo:border-right="0.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6.105cm" style:rel-column-width="25001*"/>
    </style:style>
    <style:style style:name="Tabella3.B" style:family="table-column">
      <style:table-column-properties style:column-width="2.475cm" style:rel-column-width="10133*"/>
    </style:style>
    <style:style style:name="Tabella3.E" style:family="table-column">
      <style:table-column-properties style:column-width="2.475cm" style:rel-column-width="10135*"/>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3.B1" style:family="table-cell">
      <style:table-cell-properties style:vertical-align="middle" fo:background-color="#dddddd" fo:padding="0.097cm" fo:border="0.25pt solid #000000" style:writing-mode="lr-tb">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writing-mode="lr-tb">
        <style:background-image/>
      </style:table-cell-properties>
    </style:style>
    <style:style style:name="Tabella3.E2" style:family="table-cell">
      <style:table-cell-properties style:vertical-align="middle" fo:background-color="#dddddd" fo:padding="0.097cm" fo:border-left="0.25pt solid #000000" fo:border-right="0.25pt solid #000000" fo:border-top="none" fo:border-bottom="0.25pt solid #000000" style:writing-mode="lr-tb">
        <style:background-image/>
      </style:table-cell-properties>
    </style:style>
    <style:style style:name="Tabella3.A3" style:family="table-cell">
      <style:table-cell-properties style:vertical-align="middle" fo:padding="0.097cm" fo:border-left="0.25pt solid #000000" fo:border-right="none" fo:border-top="none" fo:border-bottom="0.25pt solid #000000" style:writing-mode="lr-tb"/>
    </style:style>
    <style:style style:name="Tabella3.B3" style:family="table-cell">
      <style:table-cell-properties style:vertical-align="middle" fo:padding="0.097cm" fo:border-left="0.25pt solid #000000" fo:border-right="0.25pt solid #000000" fo:border-top="none" fo:border-bottom="0.25pt solid #000000" style:writing-mode="lr-tb"/>
    </style:style>
    <style:style style:name="Tabella3.A4" style:family="table-cell">
      <style:table-cell-properties style:vertical-align="middle" fo:padding="0.097cm" fo:border-left="0.25pt solid #000000" fo:border-right="none" fo:border-top="none" fo:border-bottom="0.25pt solid #000000" style:writing-mode="lr-tb"/>
    </style:style>
    <style:style style:name="Tabella3.B4" style:family="table-cell">
      <style:table-cell-properties style:vertical-align="middle" fo:padding="0.097cm" fo:border-left="0.25pt solid #000000" fo:border-right="0.25pt solid #000000" fo:border-top="none" fo:border-bottom="0.25pt solid #000000" style:writing-mode="lr-tb"/>
    </style:style>
    <style:style style:name="Tabella3.A5" style:family="table-cell">
      <style:table-cell-properties style:vertical-align="middle" fo:padding="0.097cm" fo:border-left="0.25pt solid #000000" fo:border-right="none" fo:border-top="none" fo:border-bottom="0.25pt solid #000000" style:writing-mode="lr-tb"/>
    </style:style>
    <style:style style:name="Tabella3.B5" style:family="table-cell">
      <style:table-cell-properties style:vertical-align="middle" fo:padding="0.097cm" fo:border-left="0.25pt solid #000000" fo:border-right="none" fo:border-top="none" fo:border-bottom="0.25pt solid #000000" style:writing-mode="lr-tb"/>
    </style:style>
    <style:style style:name="Tabella3.D5" style:family="table-cell">
      <style:table-cell-properties style:vertical-align="middle" fo:padding="0.097cm" fo:border-left="0.25pt solid #000000" fo:border-right="0.25pt solid #000000" fo:border-top="none" fo:border-bottom="0.25pt solid #000000" style:writing-mode="lr-tb"/>
    </style:style>
    <style:style style:name="Tabella3.A6" style:family="table-cell">
      <style:table-cell-properties style:vertical-align="middle" fo:padding="0.097cm" fo:border-left="0.25pt solid #000000" fo:border-right="none" fo:border-top="none" fo:border-bottom="0.25pt solid #000000" style:writing-mode="lr-tb"/>
    </style:style>
    <style:style style:name="Tabella3.B6" style:family="table-cell">
      <style:table-cell-properties style:vertical-align="middle" fo:padding="0.097cm" fo:border-left="0.25pt solid #000000" fo:border-right="0.25pt solid #000000" fo:border-top="none" fo:border-bottom="0.25pt solid #000000" style:writing-mode="lr-tb"/>
    </style:style>
    <style:style style:name="Tabella3.A7" style:family="table-cell">
      <style:table-cell-properties style:vertical-align="middle" fo:padding="0.097cm" fo:border-left="0.25pt solid #000000" fo:border-right="0.25pt solid #000000" fo:border-top="none" fo:border-bottom="0.25pt solid #000000" style:writing-mode="lr-tb"/>
    </style:style>
    <style:style style:name="Tabella6" style:family="table">
      <style:table-properties style:width="16.002cm" fo:margin-top="0cm" fo:margin-bottom="0cm" fo:break-before="auto" fo:break-after="auto" table:align="margins" fo:background-color="transparent" fo:keep-with-next="always" style:may-break-between-rows="false">
        <style:background-image/>
      </style:table-properties>
    </style:style>
    <style:style style:name="Tabella6.A" style:family="table-column">
      <style:table-column-properties style:column-width="2.667cm" style:rel-column-width="10922*"/>
    </style:style>
    <style:style style:name="Tabella6.F" style:family="table-column">
      <style:table-column-properties style:column-width="2.667cm" style:rel-column-width="10925*"/>
    </style:style>
    <style:style style:name="Tabella6.1" style:family="table-row">
      <style:table-row-properties style:min-row-height="0.568cm" fo:background-color="transparent">
        <style:background-image/>
      </style:table-row-properties>
    </style:style>
    <style:style style:name="Tabella6.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6.C1" style:family="table-cell">
      <style:table-cell-properties style:vertical-align="middle" fo:background-color="#dddddd" fo:padding="0.097cm" fo:border="0.25pt solid #000000" style:writing-mode="lr-tb">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writing-mode="lr-tb">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writing-mode="lr-tb">
        <style:background-image/>
      </style:table-cell-properties>
    </style:style>
    <style:style style:name="Tabella6.3" style:family="table-row">
      <style:table-row-properties style:min-row-height="0.485cm" fo:background-color="transparent" style:use-optimal-row-height="false">
        <style:background-image/>
      </style:table-row-properties>
    </style:style>
    <style:style style:name="Tabella6.A3" style:family="table-cell">
      <style:table-cell-properties style:vertical-align="middle" fo:padding="0.097cm" fo:border-left="0.25pt solid #000000" fo:border-right="none" fo:border-top="none" fo:border-bottom="0.25pt solid #000000" style:writing-mode="lr-tb"/>
    </style:style>
    <style:style style:name="Tabella6.B3" style:family="table-cell">
      <style:table-cell-properties style:vertical-align="middle" fo:padding="0.097cm" fo:border-left="0.25pt solid #000000" fo:border-right="none" fo:border-top="none" fo:border-bottom="0.25pt solid #000000" style:writing-mode="lr-tb"/>
    </style:style>
    <style:style style:name="Tabella6.C3" style:family="table-cell">
      <style:table-cell-properties style:vertical-align="middle" fo:padding="0.097cm" fo:border-left="0.25pt solid #000000" fo:border-right="none" fo:border-top="none" fo:border-bottom="0.25pt solid #000000" style:writing-mode="lr-tb"/>
    </style:style>
    <style:style style:name="Tabella6.E3" style:family="table-cell">
      <style:table-cell-properties style:vertical-align="middle" fo:padding="0.097cm" fo:border-left="0.25pt solid #000000" fo:border-right="0.25pt solid #000000" fo:border-top="none" fo:border-bottom="0.25pt solid #000000" style:writing-mode="lr-tb"/>
    </style:style>
    <style:style style:name="Tabella6.A4" style:family="table-cell">
      <style:table-cell-properties style:vertical-align="middle" fo:padding="0.097cm" fo:border-left="0.25pt solid #000000" fo:border-right="none" fo:border-top="none" fo:border-bottom="0.25pt solid #000000" style:writing-mode="lr-tb"/>
    </style:style>
    <style:style style:name="Tabella6.B4" style:family="table-cell">
      <style:table-cell-properties style:vertical-align="middle" fo:padding="0.097cm" fo:border-left="0.25pt solid #000000" fo:border-right="none" fo:border-top="none" fo:border-bottom="0.25pt solid #000000" style:writing-mode="lr-tb"/>
    </style:style>
    <style:style style:name="Tabella6.C4" style:family="table-cell">
      <style:table-cell-properties style:vertical-align="middle" fo:padding="0.097cm" fo:border-left="0.25pt solid #000000" fo:border-right="0.25pt solid #000000" fo:border-top="none" fo:border-bottom="0.25pt solid #000000" style:writing-mode="lr-tb"/>
    </style:style>
    <style:style style:name="Tabella6.A5" style:family="table-cell">
      <style:table-cell-properties style:vertical-align="middle" fo:padding="0.097cm" fo:border-left="0.25pt solid #000000" fo:border-right="none" fo:border-top="none" fo:border-bottom="0.25pt solid #000000" style:writing-mode="lr-tb"/>
    </style:style>
    <style:style style:name="Tabella6.B5" style:family="table-cell">
      <style:table-cell-properties style:vertical-align="middle" fo:padding="0.097cm" fo:border-left="0.25pt solid #000000" fo:border-right="none" fo:border-top="none" fo:border-bottom="0.25pt solid #000000" style:writing-mode="lr-tb"/>
    </style:style>
    <style:style style:name="Tabella6.C5" style:family="table-cell">
      <style:table-cell-properties style:vertical-align="middle" fo:padding="0.097cm" fo:border-left="0.25pt solid #000000" fo:border-right="0.25pt solid #000000" fo:border-top="none" fo:border-bottom="0.25pt solid #000000" style:writing-mode="lr-tb"/>
    </style:style>
    <style:style style:name="Tabella6.6" style:family="table-row">
      <style:table-row-properties fo:background-color="transparent">
        <style:background-image/>
      </style:table-row-properties>
    </style:style>
    <style:style style:name="Tabella6.A6" style:family="table-cell">
      <style:table-cell-properties style:vertical-align="middle" fo:padding="0.097cm" fo:border-left="0.25pt solid #000000" fo:border-right="none" fo:border-top="none" fo:border-bottom="0.25pt solid #000000" style:writing-mode="lr-tb"/>
    </style:style>
    <style:style style:name="Tabella6.B6" style:family="table-cell">
      <style:table-cell-properties style:vertical-align="middle" fo:padding="0.097cm" fo:border-left="0.25pt solid #000000" fo:border-right="none" fo:border-top="none" fo:border-bottom="0.25pt solid #000000" style:writing-mode="lr-tb"/>
    </style:style>
    <style:style style:name="Tabella6.C6" style:family="table-cell">
      <style:table-cell-properties style:vertical-align="middle" fo:padding="0.097cm" fo:border-left="0.25pt solid #000000" fo:border-right="none" fo:border-top="none" fo:border-bottom="0.25pt solid #000000" style:writing-mode="lr-tb"/>
    </style:style>
    <style:style style:name="Tabella6.E6" style:family="table-cell">
      <style:table-cell-properties style:vertical-align="middle" fo:padding="0.097cm" fo:border-left="0.25pt solid #000000" fo:border-right="0.25pt solid #000000" fo:border-top="none" fo:border-bottom="0.25pt solid #000000" style:writing-mode="lr-tb"/>
    </style:style>
    <style:style style:name="Tabella6.7" style:family="table-row">
      <style:table-row-properties fo:background-color="transparent">
        <style:background-image/>
      </style:table-row-properties>
    </style:style>
    <style:style style:name="Tabella6.A7" style:family="table-cell">
      <style:table-cell-properties style:vertical-align="middle" fo:padding="0.097cm" fo:border-left="0.25pt solid #000000" fo:border-right="none" fo:border-top="none" fo:border-bottom="0.25pt solid #000000" style:writing-mode="lr-tb"/>
    </style:style>
    <style:style style:name="Tabella6.B7" style:family="table-cell">
      <style:table-cell-properties style:vertical-align="middle" fo:padding="0.097cm" fo:border-left="0.25pt solid #000000" fo:border-right="none" fo:border-top="none" fo:border-bottom="0.25pt solid #000000" style:writing-mode="lr-tb"/>
    </style:style>
    <style:style style:name="Tabella6.C7" style:family="table-cell">
      <style:table-cell-properties style:vertical-align="middle" fo:padding="0.097cm" fo:border-left="0.25pt solid #000000" fo:border-right="0.25pt solid #000000" fo:border-top="none" fo:border-bottom="0.25pt solid #000000" style:writing-mode="lr-tb"/>
    </style:style>
    <style:style style:name="Tabella6.8" style:family="table-row">
      <style:table-row-properties fo:background-color="transparent">
        <style:background-image/>
      </style:table-row-properties>
    </style:style>
    <style:style style:name="Tabella6.A8" style:family="table-cell">
      <style:table-cell-properties style:vertical-align="middle" fo:padding="0.097cm" fo:border-left="0.25pt solid #000000" fo:border-right="none" fo:border-top="none" fo:border-bottom="0.25pt solid #000000" style:writing-mode="lr-tb"/>
    </style:style>
    <style:style style:name="Tabella6.B8" style:family="table-cell">
      <style:table-cell-properties style:vertical-align="middle" fo:padding="0.097cm" fo:border-left="0.25pt solid #000000" fo:border-right="none" fo:border-top="none" fo:border-bottom="0.25pt solid #000000" style:writing-mode="lr-tb"/>
    </style:style>
    <style:style style:name="Tabella6.C8" style:family="table-cell">
      <style:table-cell-properties style:vertical-align="middle" fo:padding="0.097cm" fo:border-left="0.25pt solid #000000" fo:border-right="0.25pt solid #000000" fo:border-top="none" fo:border-bottom="0.25pt solid #000000" style:writing-mode="lr-tb"/>
    </style:style>
    <style:style style:name="Tabella6.9" style:family="table-row">
      <style:table-row-properties fo:background-color="transparent">
        <style:background-image/>
      </style:table-row-properties>
    </style:style>
    <style:style style:name="Tabella6.A9" style:family="table-cell">
      <style:table-cell-properties style:vertical-align="middle" fo:padding="0.097cm" fo:border-left="0.25pt solid #000000" fo:border-right="0.25pt solid #000000" fo:border-top="none" fo:border-bottom="0.25pt solid #000000" style:writing-mode="lr-tb"/>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3.2cm" style:rel-column-width="13107*"/>
    </style:style>
    <style:style style:name="Tabella7.1" style:family="table-row">
      <style:table-row-properties style:min-row-height="0.568cm"/>
    </style:style>
    <style:style style:name="Tabella7.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7.E1" style:family="table-cell">
      <style:table-cell-properties style:vertical-align="middle" fo:background-color="#dddddd" fo:padding="0.097cm" fo:border="0.25pt solid #000000" style:writing-mode="lr-tb">
        <style:background-image/>
      </style:table-cell-properties>
    </style:style>
    <style:style style:name="Tabella7.A2" style:family="table-cell">
      <style:table-cell-properties style:vertical-align="middle" fo:background-color="#dddddd" fo:padding="0.097cm" fo:border-left="0.25pt solid #000000" fo:border-right="none" fo:border-top="none" fo:border-bottom="0.25pt solid #000000" style:writing-mode="lr-tb">
        <style:background-image/>
      </style:table-cell-properties>
    </style:style>
    <style:style style:name="Tabella7.E2" style:family="table-cell">
      <style:table-cell-properties style:vertical-align="middle" fo:background-color="#dddddd" fo:padding="0.097cm" fo:border-left="0.25pt solid #000000" fo:border-right="0.25pt solid #000000" fo:border-top="none" fo:border-bottom="0.25pt solid #000000" style:writing-mode="lr-tb">
        <style:background-image/>
      </style:table-cell-properties>
    </style:style>
    <style:style style:name="Tabella7.A3" style:family="table-cell">
      <style:table-cell-properties style:vertical-align="middle" fo:padding="0.097cm" fo:border-left="0.25pt solid #000000" fo:border-right="none" fo:border-top="none" fo:border-bottom="0.25pt solid #000000" style:writing-mode="lr-tb"/>
    </style:style>
    <style:style style:name="Tabella7.B3" style:family="table-cell">
      <style:table-cell-properties style:vertical-align="middle" fo:padding="0.097cm" fo:border-left="0.25pt solid #000000" fo:border-right="none" fo:border-top="none" fo:border-bottom="0.25pt solid #000000" style:writing-mode="lr-tb"/>
    </style:style>
    <style:style style:name="Tabella7.C3" style:family="table-cell" style:data-style-name="N0">
      <style:table-cell-properties style:vertical-align="middle" fo:padding="0.097cm" fo:border-left="0.25pt solid #000000" fo:border-right="none" fo:border-top="none" fo:border-bottom="0.25pt solid #000000" style:writing-mode="lr-tb"/>
    </style:style>
    <style:style style:name="Tabella7.D3" style:family="table-cell">
      <style:table-cell-properties style:vertical-align="middle" fo:padding="0.097cm" fo:border-left="0.25pt solid #000000" fo:border-right="none" fo:border-top="none" fo:border-bottom="0.25pt solid #000000" style:writing-mode="lr-tb"/>
    </style:style>
    <style:style style:name="Tabella7.E3" style:family="table-cell">
      <style:table-cell-properties style:vertical-align="middle" fo:padding="0.097cm" fo:border-left="0.25pt solid #000000" fo:border-right="0.25pt solid #000000" fo:border-top="none" fo:border-bottom="0.25pt solid #000000" style:writing-mode="lr-tb"/>
    </style:style>
    <style:style style:name="Tabella7.A4" style:family="table-cell">
      <style:table-cell-properties style:vertical-align="middle" fo:padding="0.097cm" fo:border-left="0.25pt solid #000000" fo:border-right="none" fo:border-top="none" fo:border-bottom="0.25pt solid #000000" style:writing-mode="lr-tb"/>
    </style:style>
    <style:style style:name="Tabella7.B4" style:family="table-cell">
      <style:table-cell-properties style:vertical-align="middle" fo:padding="0.097cm" fo:border-left="0.25pt solid #000000" fo:border-right="none" fo:border-top="none" fo:border-bottom="0.25pt solid #000000" style:writing-mode="lr-tb"/>
    </style:style>
    <style:style style:name="Tabella7.C4" style:family="table-cell" style:data-style-name="N0">
      <style:table-cell-properties style:vertical-align="middle" fo:padding="0.097cm" fo:border-left="0.25pt solid #000000" fo:border-right="none" fo:border-top="none" fo:border-bottom="0.25pt solid #000000" style:writing-mode="lr-tb"/>
    </style:style>
    <style:style style:name="Tabella7.D4" style:family="table-cell">
      <style:table-cell-properties style:vertical-align="middle" fo:padding="0.097cm" fo:border-left="0.25pt solid #000000" fo:border-right="none" fo:border-top="none" fo:border-bottom="0.25pt solid #000000" style:writing-mode="lr-tb"/>
    </style:style>
    <style:style style:name="Tabella7.E4" style:family="table-cell">
      <style:table-cell-properties style:vertical-align="middle" fo:padding="0.097cm" fo:border-left="0.25pt solid #000000" fo:border-right="0.25pt solid #000000" fo:border-top="none" fo:border-bottom="0.25pt solid #000000" style:writing-mode="lr-tb"/>
    </style:style>
    <style:style style:name="Tabella7.A5" style:family="table-cell">
      <style:table-cell-properties style:vertical-align="middle" fo:padding="0.097cm" fo:border-left="0.25pt solid #000000" fo:border-right="none" fo:border-top="none" fo:border-bottom="0.25pt solid #000000" style:writing-mode="lr-tb"/>
    </style:style>
    <style:style style:name="Tabella7.B5" style:family="table-cell">
      <style:table-cell-properties style:vertical-align="middle" fo:padding="0.097cm" fo:border-left="0.25pt solid #000000" fo:border-right="none" fo:border-top="none" fo:border-bottom="0.25pt solid #000000" style:writing-mode="lr-tb"/>
    </style:style>
    <style:style style:name="Tabella7.C5" style:family="table-cell" style:data-style-name="N0">
      <style:table-cell-properties style:vertical-align="middle" fo:padding="0.097cm" fo:border-left="0.25pt solid #000000" fo:border-right="none" fo:border-top="none" fo:border-bottom="0.25pt solid #000000" style:writing-mode="lr-tb"/>
    </style:style>
    <style:style style:name="Tabella7.D5" style:family="table-cell">
      <style:table-cell-properties style:vertical-align="middle" fo:padding="0.097cm" fo:border-left="0.25pt solid #000000" fo:border-right="none" fo:border-top="none" fo:border-bottom="0.25pt solid #000000" style:writing-mode="lr-tb"/>
    </style:style>
    <style:style style:name="Tabella7.E5" style:family="table-cell">
      <style:table-cell-properties style:vertical-align="middle" fo:padding="0.097cm" fo:border-left="0.25pt solid #000000" fo:border-right="0.25pt solid #000000" fo:border-top="none" fo:border-bottom="0.25pt solid #000000" style:writing-mode="lr-tb"/>
    </style:style>
    <style:style style:name="Tabella7.A6" style:family="table-cell">
      <style:table-cell-properties style:vertical-align="middle" fo:padding="0.097cm" fo:border-left="0.25pt solid #000000" fo:border-right="none" fo:border-top="none" fo:border-bottom="0.25pt solid #000000" style:writing-mode="lr-tb"/>
    </style:style>
    <style:style style:name="Tabella7.B6" style:family="table-cell">
      <style:table-cell-properties style:vertical-align="middle" fo:padding="0.097cm" fo:border-left="0.25pt solid #000000" fo:border-right="none" fo:border-top="none" fo:border-bottom="0.25pt solid #000000" style:writing-mode="lr-tb"/>
    </style:style>
    <style:style style:name="Tabella7.C6" style:family="table-cell" style:data-style-name="N0">
      <style:table-cell-properties style:vertical-align="middle" fo:padding="0.097cm" fo:border-left="0.25pt solid #000000" fo:border-right="none" fo:border-top="none" fo:border-bottom="0.25pt solid #000000" style:writing-mode="lr-tb"/>
    </style:style>
    <style:style style:name="Tabella7.D6" style:family="table-cell">
      <style:table-cell-properties style:vertical-align="middle" fo:padding="0.097cm" fo:border-left="0.25pt solid #000000" fo:border-right="none" fo:border-top="none" fo:border-bottom="0.25pt solid #000000" style:writing-mode="lr-tb"/>
    </style:style>
    <style:style style:name="Tabella7.E6" style:family="table-cell">
      <style:table-cell-properties style:vertical-align="middle" fo:padding="0.097cm" fo:border-left="0.25pt solid #000000" fo:border-right="0.25pt solid #000000" fo:border-top="none" fo:border-bottom="0.25pt solid #000000" style:writing-mode="lr-tb"/>
    </style:style>
    <style:style style:name="Tabella7.A7" style:family="table-cell">
      <style:table-cell-properties style:vertical-align="middle" fo:padding="0.097cm" fo:border-left="0.25pt solid #000000" fo:border-right="none" fo:border-top="none" fo:border-bottom="0.25pt solid #000000" style:writing-mode="lr-tb"/>
    </style:style>
    <style:style style:name="Tabella7.B7" style:family="table-cell">
      <style:table-cell-properties style:vertical-align="middle" fo:padding="0.097cm" fo:border-left="0.25pt solid #000000" fo:border-right="none" fo:border-top="none" fo:border-bottom="0.25pt solid #000000" style:writing-mode="lr-tb"/>
    </style:style>
    <style:style style:name="Tabella7.C7" style:family="table-cell" style:data-style-name="N0">
      <style:table-cell-properties style:vertical-align="middle" fo:padding="0.097cm" fo:border-left="0.25pt solid #000000" fo:border-right="none" fo:border-top="none" fo:border-bottom="0.25pt solid #000000" style:writing-mode="lr-tb"/>
    </style:style>
    <style:style style:name="Tabella7.D7" style:family="table-cell">
      <style:table-cell-properties style:vertical-align="middle" fo:padding="0.097cm" fo:border-left="0.25pt solid #000000" fo:border-right="none" fo:border-top="none" fo:border-bottom="0.25pt solid #000000" style:writing-mode="lr-tb"/>
    </style:style>
    <style:style style:name="Tabella7.E7" style:family="table-cell">
      <style:table-cell-properties style:vertical-align="middle" fo:padding="0.097cm" fo:border-left="0.25pt solid #000000" fo:border-right="0.25pt solid #000000" fo:border-top="none" fo:border-bottom="0.25pt solid #000000" style:writing-mode="lr-tb"/>
    </style:style>
    <style:style style:name="Tabella7.A8" style:family="table-cell">
      <style:table-cell-properties style:vertical-align="middle" fo:padding="0.097cm" fo:border-left="0.25pt solid #000000" fo:border-right="none" fo:border-top="none" fo:border-bottom="0.25pt solid #000000" style:writing-mode="lr-tb"/>
    </style:style>
    <style:style style:name="Tabella7.B8" style:family="table-cell">
      <style:table-cell-properties style:vertical-align="middle" fo:padding="0.097cm" fo:border-left="0.25pt solid #000000" fo:border-right="none" fo:border-top="none" fo:border-bottom="0.25pt solid #000000" style:writing-mode="lr-tb"/>
    </style:style>
    <style:style style:name="Tabella7.C8" style:family="table-cell" style:data-style-name="N0">
      <style:table-cell-properties style:vertical-align="middle" fo:padding="0.097cm" fo:border-left="0.25pt solid #000000" fo:border-right="none" fo:border-top="none" fo:border-bottom="0.25pt solid #000000" style:writing-mode="lr-tb"/>
    </style:style>
    <style:style style:name="Tabella7.D8" style:family="table-cell">
      <style:table-cell-properties style:vertical-align="middle" fo:padding="0.097cm" fo:border-left="0.25pt solid #000000" fo:border-right="none" fo:border-top="none" fo:border-bottom="0.25pt solid #000000" style:writing-mode="lr-tb"/>
    </style:style>
    <style:style style:name="Tabella7.E8" style:family="table-cell">
      <style:table-cell-properties style:vertical-align="middle" fo:padding="0.097cm" fo:border-left="0.25pt solid #000000" fo:border-right="0.25pt solid #000000" fo:border-top="none" fo:border-bottom="0.25pt solid #000000" style:writing-mode="lr-tb"/>
    </style:style>
    <style:style style:name="Tabella11" style:family="table">
      <style:table-properties style:width="16.002cm" fo:margin-top="0cm" fo:margin-bottom="0cm" table:align="margins" fo:keep-with-next="always" style:may-break-between-rows="false"/>
    </style:style>
    <style:style style:name="Tabella11.A" style:family="table-column">
      <style:table-column-properties style:column-width="8.001cm" style:rel-column-width="32767*"/>
    </style:style>
    <style:style style:name="Tabella11.B" style:family="table-column">
      <style:table-column-properties style:column-width="8.001cm" style:rel-column-width="32768*"/>
    </style:style>
    <style:style style:name="Tabella11.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11.B1" style:family="table-cell">
      <style:table-cell-properties style:vertical-align="middle" fo:background-color="#dddddd" fo:padding="0.097cm" fo:border="0.25pt solid #000000" style:writing-mode="lr-tb">
        <style:background-image/>
      </style:table-cell-properties>
    </style:style>
    <style:style style:name="Tabella11.A2" style:family="table-cell">
      <style:table-cell-properties style:vertical-align="middle" fo:padding="0.097cm" fo:border-left="0.25pt solid #000000" fo:border-right="none" fo:border-top="none" fo:border-bottom="0.25pt solid #000000" style:writing-mode="lr-tb"/>
    </style:style>
    <style:style style:name="Tabella11.B2" style:family="table-cell">
      <style:table-cell-properties style:vertical-align="middle" fo:padding="0.097cm" fo:border-left="0.25pt solid #000000" fo:border-right="0.25pt solid #000000" fo:border-top="none" fo:border-bottom="0.25pt solid #000000" style:writing-mode="lr-tb"/>
    </style:style>
    <style:style style:name="Tabella11.A3" style:family="table-cell">
      <style:table-cell-properties style:vertical-align="middle" fo:padding="0.097cm" fo:border-left="0.25pt solid #000000" fo:border-right="none" fo:border-top="none" fo:border-bottom="0.25pt solid #000000" style:writing-mode="lr-tb"/>
    </style:style>
    <style:style style:name="Tabella11.B3" style:family="table-cell">
      <style:table-cell-properties style:vertical-align="middle" fo:padding="0.097cm" fo:border-left="0.25pt solid #000000" fo:border-right="0.25pt solid #000000" fo:border-top="none" fo:border-bottom="0.25pt solid #000000" style:writing-mode="lr-tb"/>
    </style:style>
    <style:style style:name="Tabella11.A4" style:family="table-cell">
      <style:table-cell-properties style:vertical-align="middle" fo:padding="0.097cm" fo:border-left="0.25pt solid #000000" fo:border-right="0.25pt solid #000000" fo:border-top="none" fo:border-bottom="0.25pt solid #000000" style:writing-mode="lr-tb"/>
    </style:style>
    <style:style style:name="Tabella9" style:family="table">
      <style:table-properties style:width="16.002cm" fo:margin-top="0cm" fo:margin-bottom="0cm" table:align="margins" fo:background-color="transparent" fo:keep-with-next="always" style:may-break-between-rows="false">
        <style:background-image/>
      </style:table-properties>
    </style:style>
    <style:style style:name="Tabella9.A" style:family="table-column">
      <style:table-column-properties style:column-width="5.334cm" style:rel-column-width="21845*"/>
    </style:style>
    <style:style style:name="Tabella9.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9.C1" style:family="table-cell">
      <style:table-cell-properties style:vertical-align="middle" fo:background-color="#dddddd" fo:padding="0.097cm" fo:border="0.25pt solid #000000" style:writing-mode="lr-tb">
        <style:background-image/>
      </style:table-cell-properties>
    </style:style>
    <style:style style:name="Tabella9.2" style:family="table-row">
      <style:table-row-properties style:min-row-height="0.579cm" style:use-optimal-row-height="false"/>
    </style:style>
    <style:style style:name="Tabella9.A2" style:family="table-cell">
      <style:table-cell-properties style:vertical-align="middle" fo:padding="0.097cm" fo:border-left="0.25pt solid #000000" fo:border-right="none" fo:border-top="none" fo:border-bottom="0.25pt solid #000000" style:writing-mode="lr-tb"/>
    </style:style>
    <style:style style:name="Tabella9.B2" style:family="table-cell">
      <style:table-cell-properties style:vertical-align="middle" fo:padding="0.097cm" fo:border-left="0.25pt solid #000000" fo:border-right="none" fo:border-top="none" fo:border-bottom="0.25pt solid #000000" style:writing-mode="lr-tb"/>
    </style:style>
    <style:style style:name="Tabella9.C2" style:family="table-cell">
      <style:table-cell-properties style:vertical-align="middle" fo:padding="0.097cm" fo:border-left="0.25pt solid #000000" fo:border-right="0.25pt solid #000000" fo:border-top="none" fo:border-bottom="0.25pt solid #000000" style:writing-mode="lr-tb"/>
    </style:style>
    <style:style style:name="Tabella9.A3" style:family="table-cell">
      <style:table-cell-properties style:vertical-align="middle" fo:padding="0.097cm" fo:border-left="0.25pt solid #000000" fo:border-right="none" fo:border-top="none" fo:border-bottom="0.25pt solid #000000" style:writing-mode="lr-tb"/>
    </style:style>
    <style:style style:name="Tabella9.B3" style:family="table-cell">
      <style:table-cell-properties style:vertical-align="middle" fo:padding="0.097cm" fo:border-left="0.25pt solid #000000" fo:border-right="none" fo:border-top="none" fo:border-bottom="0.25pt solid #000000" style:writing-mode="lr-tb"/>
    </style:style>
    <style:style style:name="Tabella9.C3" style:family="table-cell">
      <style:table-cell-properties style:vertical-align="middle" fo:padding="0.097cm" fo:border-left="0.25pt solid #000000" fo:border-right="0.25pt solid #000000" fo:border-top="none" fo:border-bottom="0.25pt solid #000000" style:writing-mode="lr-tb"/>
    </style:style>
    <style:style style:name="Tabella9.A4" style:family="table-cell">
      <style:table-cell-properties style:vertical-align="middle" fo:padding="0.097cm" fo:border-left="0.25pt solid #000000" fo:border-right="none" fo:border-top="none" fo:border-bottom="0.25pt solid #000000" style:writing-mode="lr-tb"/>
    </style:style>
    <style:style style:name="Tabella9.B4" style:family="table-cell">
      <style:table-cell-properties style:vertical-align="middle" fo:padding="0.097cm" fo:border-left="0.25pt solid #000000" fo:border-right="none" fo:border-top="none" fo:border-bottom="0.25pt solid #000000" style:writing-mode="lr-tb"/>
    </style:style>
    <style:style style:name="Tabella9.C4" style:family="table-cell">
      <style:table-cell-properties style:vertical-align="middle" fo:padding="0.097cm" fo:border-left="0.25pt solid #000000" fo:border-right="0.25pt solid #000000" fo:border-top="none" fo:border-bottom="0.25pt solid #000000" style:writing-mode="lr-tb"/>
    </style:style>
    <style:style style:name="Tabella9.5" style:family="table-row">
      <style:table-row-properties style:min-row-height="0.579cm" fo:background-color="transparent" style:use-optimal-row-height="false">
        <style:background-image/>
      </style:table-row-properties>
    </style:style>
    <style:style style:name="Tabella9.A5" style:family="table-cell">
      <style:table-cell-properties style:vertical-align="middle" fo:padding="0.097cm" fo:border-left="0.25pt solid #000000" fo:border-right="0.25pt solid #000000" fo:border-top="none" fo:border-bottom="0.25pt solid #000000" style:writing-mode="lr-tb"/>
    </style:style>
    <style:style style:name="Tabella10" style:family="table">
      <style:table-properties style:width="16.002cm" fo:margin-top="0cm" fo:margin-bottom="0cm" fo:break-before="auto" fo:break-after="auto" table:align="margins" fo:keep-with-next="always" style:may-break-between-rows="false"/>
    </style:style>
    <style:style style:name="Tabella10.A" style:family="table-column">
      <style:table-column-properties style:column-width="8.001cm" style:rel-column-width="32767*"/>
    </style:style>
    <style:style style:name="Tabella10.B" style:family="table-column">
      <style:table-column-properties style:column-width="8.001cm" style:rel-column-width="32768*"/>
    </style:style>
    <style:style style:name="Tabella10.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ella10.B1" style:family="table-cell">
      <style:table-cell-properties style:vertical-align="middle" fo:background-color="#dddddd" fo:padding="0.097cm" fo:border="0.25pt solid #000000" style:writing-mode="lr-tb">
        <style:background-image/>
      </style:table-cell-properties>
    </style:style>
    <style:style style:name="Tabella10.2" style:family="table-row">
      <style:table-row-properties style:min-row-height="0.485cm" style:use-optimal-row-height="false"/>
    </style:style>
    <style:style style:name="Tabella10.A2" style:family="table-cell">
      <style:table-cell-properties style:vertical-align="middle" fo:padding="0.097cm" fo:border-left="0.25pt solid #000000" fo:border-right="none" fo:border-top="none" fo:border-bottom="0.25pt solid #000000" style:writing-mode="lr-tb"/>
    </style:style>
    <style:style style:name="Tabella10.B2" style:family="table-cell">
      <style:table-cell-properties style:vertical-align="middle" fo:padding="0.097cm" fo:border-left="0.25pt solid #000000" fo:border-right="0.25pt solid #000000" fo:border-top="none" fo:border-bottom="0.25pt solid #000000" style:writing-mode="lr-tb"/>
    </style:style>
    <style:style style:name="Tabella10.A3" style:family="table-cell">
      <style:table-cell-properties style:vertical-align="middle" fo:padding="0.097cm" fo:border-left="0.25pt solid #000000" fo:border-right="none" fo:border-top="none" fo:border-bottom="0.25pt solid #000000" style:writing-mode="lr-tb"/>
    </style:style>
    <style:style style:name="Tabella10.B3" style:family="table-cell">
      <style:table-cell-properties style:vertical-align="middle" fo:padding="0.097cm" fo:border-left="0.25pt solid #000000" fo:border-right="0.25pt solid #000000" fo:border-top="none" fo:border-bottom="0.25pt solid #000000" style:writing-mode="lr-tb"/>
    </style:style>
    <style:style style:name="Tabella10.A4" style:family="table-cell">
      <style:table-cell-properties style:vertical-align="middle" fo:padding="0.097cm" fo:border-left="0.25pt solid #000000" fo:border-right="none" fo:border-top="none" fo:border-bottom="0.25pt solid #000000" style:writing-mode="lr-tb"/>
    </style:style>
    <style:style style:name="Tabella10.B4" style:family="table-cell">
      <style:table-cell-properties style:vertical-align="middle" fo:padding="0.097cm" fo:border-left="0.25pt solid #000000" fo:border-right="0.25pt solid #000000" fo:border-top="none" fo:border-bottom="0.25pt solid #000000" style:writing-mode="lr-tb"/>
    </style:style>
    <style:style style:name="Tabella10.A5" style:family="table-cell">
      <style:table-cell-properties style:vertical-align="middle" fo:padding="0.097cm" fo:border-left="0.25pt solid #000000" fo:border-right="0.25pt solid #000000" fo:border-top="none" fo:border-bottom="0.25pt solid #000000" style:writing-mode="lr-tb"/>
    </style:style>
    <style:style style:name="Tabella5" style:family="table">
      <style:table-properties style:width="16.002cm" fo:margin-top="0cm" fo:margin-bottom="0cm" table:align="margins" fo:background-color="transparent" fo:keep-with-next="always" style:may-break-between-rows="false">
        <style:background-image/>
      </style:table-properties>
    </style:style>
    <style:style style:name="Tabella5.A" style:family="table-column">
      <style:table-column-properties style:column-width="4.001cm" style:rel-column-width="16383*"/>
    </style:style>
    <style:style style:name="Tabella5.D" style:family="table-column">
      <style:table-column-properties style:column-width="4.001cm" style:rel-column-width="16386*"/>
    </style:style>
    <style:style style:name="Tabella5.A1" style:family="table-cell">
      <style:table-cell-properties style:vertical-align="middle" fo:background-color="#dddddd" fo:padding="0.097cm" fo:border="0.25pt solid #000000" style:writing-mode="lr-tb">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writing-mode="lr-tb">
        <style:background-image/>
      </style:table-cell-properties>
    </style:style>
    <style:style style:name="Tabella5.D2" style:family="table-cell">
      <style:table-cell-properties style:vertical-align="middle" fo:background-color="#dddddd" fo:padding="0.097cm" fo:border-left="0.25pt solid #000000" fo:border-right="0.25pt solid #000000" fo:border-top="none" fo:border-bottom="0.25pt solid #000000" style:writing-mode="lr-tb">
        <style:background-image/>
      </style:table-cell-properties>
    </style:style>
    <style:style style:name="Tabella5.3" style:family="table-row">
      <style:table-row-properties fo:background-color="transparent">
        <style:background-image/>
      </style:table-row-properties>
    </style:style>
    <style:style style:name="Tabella5.A3" style:family="table-cell">
      <style:table-cell-properties style:vertical-align="middle" fo:background-color="#ffffff" fo:padding="0.097cm" fo:border-left="0.25pt solid #000000" fo:border-right="none" fo:border-top="none" fo:border-bottom="0.25pt solid #000000" style:writing-mode="lr-tb">
        <style:background-image/>
      </style:table-cell-properties>
    </style:style>
    <style:style style:name="Tabella5.C3" style:family="table-cell">
      <style:table-cell-properties style:vertical-align="middle" fo:background-color="#ffffff" fo:padding="0.097cm" fo:border-left="0.25pt solid #000000" fo:border-right="0.25pt solid #000000" fo:border-top="none" fo:border-bottom="0.25pt solid #000000" style:writing-mode="lr-tb">
        <style:background-image/>
      </style:table-cell-properties>
    </style:style>
    <style:style style:name="P1" style:family="paragraph" style:parent-style-name="EG_20_Sezione_20_etichetta">
      <style:paragraph-properties fo:break-before="page"/>
    </style:style>
    <style:style style:name="P2" style:family="paragraph" style:parent-style-name="Table_20_Contents">
      <style:text-properties officeooo:paragraph-rsid="00c2f5a1"/>
    </style:style>
    <style:style style:name="P3" style:family="paragraph" style:parent-style-name="Table_20_Contents">
      <style:text-properties fo:background-color="transparent"/>
    </style:style>
    <style:style style:name="P4" style:family="paragraph" style:parent-style-name="Table_20_Contents">
      <style:text-properties officeooo:paragraph-rsid="010ae623" fo:background-color="transparent"/>
    </style:style>
    <style:style style:name="P5" style:family="paragraph" style:parent-style-name="Contenuto_20_tabella_20_lungo">
      <style:text-properties officeooo:paragraph-rsid="010ae623" fo:background-color="transparent"/>
    </style:style>
    <style:style style:name="P6" style:family="paragraph" style:parent-style-name="Table">
      <style:text-properties officeooo:paragraph-rsid="010ae623" fo:background-color="transparent"/>
    </style:style>
    <style:style style:name="P7" style:family="paragraph" style:parent-style-name="Contenuto_20_tabella_20_centrato">
      <style:text-properties officeooo:paragraph-rsid="010ae623" fo:background-color="transparent"/>
    </style:style>
    <style:style style:name="P8" style:family="paragraph" style:parent-style-name="Table_20_Heading">
      <style:text-properties officeooo:paragraph-rsid="010ae623" fo:background-color="transparent"/>
    </style:style>
    <style:style style:name="P9" style:family="paragraph" style:parent-style-name="Contenuto_20_tabella_20_lungo">
      <style:text-properties fo:background-color="transparent"/>
    </style:style>
    <style:style style:name="P10" style:family="paragraph" style:parent-style-name="Contenuto_20_tabella_20_lungo">
      <style:text-properties officeooo:paragraph-rsid="01277305" fo:background-color="transparent"/>
    </style:style>
    <style:style style:name="P11" style:family="paragraph" style:parent-style-name="Table">
      <style:text-properties officeooo:paragraph-rsid="00a11e96" fo:background-color="transparent"/>
    </style:style>
    <style:style style:name="P12" style:family="paragraph" style:parent-style-name="Table">
      <style:text-properties officeooo:paragraph-rsid="00a1a299" fo:background-color="transparent"/>
    </style:style>
    <style:style style:name="P13" style:family="paragraph" style:parent-style-name="Table">
      <style:text-properties officeooo:paragraph-rsid="00ac32d0" fo:background-color="transparent"/>
    </style:style>
    <style:style style:name="P14" style:family="paragraph" style:parent-style-name="Table">
      <style:text-properties officeooo:paragraph-rsid="00c2f5a1" fo:background-color="transparent"/>
    </style:style>
    <style:style style:name="P15" style:family="paragraph" style:parent-style-name="Table">
      <style:text-properties officeooo:paragraph-rsid="00adafd9" fo:background-color="transparent"/>
    </style:style>
    <style:style style:name="P16" style:family="paragraph" style:parent-style-name="Table">
      <style:text-properties officeooo:paragraph-rsid="00afce61" fo:background-color="transparent"/>
    </style:style>
    <style:style style:name="P17" style:family="paragraph" style:parent-style-name="Contenuto_20_tabella_20_centrato">
      <style:text-properties fo:background-color="transparent"/>
    </style:style>
    <style:style style:name="P18" style:family="paragraph" style:parent-style-name="Table_20_Heading">
      <style:text-properties fo:background-color="transparent"/>
    </style:style>
    <style:style style:name="P19" style:family="paragraph" style:parent-style-name="Table_20_Heading">
      <style:text-properties officeooo:rsid="0004b2ac" officeooo:paragraph-rsid="010ae623" fo:background-color="transparent"/>
    </style:style>
    <style:style style:name="P20" style:family="paragraph" style:parent-style-name="Table_20_Heading">
      <style:text-properties officeooo:rsid="00fc973b" officeooo:paragraph-rsid="00fc973b" fo:background-color="transparent"/>
    </style:style>
    <style:style style:name="P21" style:family="paragraph" style:parent-style-name="Contenuto_20_tabella_20_lungo">
      <style:text-properties officeooo:paragraph-rsid="0104eba1"/>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Table_20_Heading">
      <style:text-properties style:use-window-font-color="true" loext:opacity="0%" style:font-name="Liberation Sans2" fo:font-size="9pt" fo:font-weight="bold" officeooo:rsid="0104eba1" officeooo:paragraph-rsid="0104eba1" fo:background-color="transparent" style:font-size-asian="10.5pt" style:font-weight-asian="bold" style:font-weight-complex="bold"/>
    </style:style>
    <style:style style:name="P26" style:family="paragraph" style:parent-style-name="EG_20_Nota">
      <style:text-properties fo:background-color="transparent"/>
    </style:style>
    <style:style style:name="P27" style:family="paragraph" style:parent-style-name="EG_20_Nota">
      <style:text-properties officeooo:rsid="00deef88" officeooo:paragraph-rsid="00deef88" fo:background-color="transparent"/>
    </style:style>
    <style:style style:name="P28" style:family="paragraph" style:parent-style-name="EG_20_Nota">
      <style:text-properties officeooo:paragraph-rsid="011dc7fc"/>
    </style:style>
    <style:style style:name="P29" style:family="paragraph" style:parent-style-name="EG_20_Nota">
      <style:text-properties officeooo:rsid="00fb5225" officeooo:paragraph-rsid="00fb5225"/>
    </style:style>
    <style:style style:name="P30" style:family="paragraph" style:parent-style-name="EG_20_Nota" style:list-style-name="EG_20_All_20_nota_20_auto">
      <style:text-properties officeooo:rsid="0151b77d" officeooo:paragraph-rsid="0151b77d"/>
    </style:style>
    <style:style style:name="P31" style:family="paragraph" style:parent-style-name="Heading_20_3" style:master-page-name="EG_20_Capitoli">
      <style:paragraph-properties style:page-number="2" fo:break-before="page"/>
    </style:style>
    <style:style style:name="P32" style:family="paragraph" style:parent-style-name="Heading_20_3">
      <style:text-properties officeooo:rsid="007f60c4" officeooo:paragraph-rsid="007f60c4"/>
    </style:style>
    <style:style style:name="P33" style:family="paragraph" style:parent-style-name="Heading_20_3" style:master-page-name="">
      <loext:graphic-properties draw:fill-gradient-name="gradient" draw:fill-hatch-name="hatch"/>
      <style:paragraph-properties style:page-number="auto" fo:break-before="page"/>
      <style:text-properties officeooo:rsid="007f60c4" officeooo:paragraph-rsid="007f60c4"/>
    </style:style>
    <style:style style:name="P34" style:family="paragraph" style:parent-style-name="Heading_20_3">
      <style:text-properties fo:background-color="transparent"/>
    </style:style>
    <style:style style:name="P35" style:family="paragraph" style:parent-style-name="Heading_20_4" style:master-page-name="">
      <loext:graphic-properties draw:fill-gradient-name="gradient" draw:fill-hatch-name="hatch"/>
      <style:paragraph-properties style:page-number="auto" fo:break-before="page"/>
      <style:text-properties fo:background-color="transparent"/>
    </style:style>
    <style:style style:name="P36" style:family="paragraph" style:parent-style-name="Heading_20_4">
      <style:text-properties officeooo:paragraph-rsid="00a11e96" fo:background-color="transparent"/>
    </style:style>
    <style:style style:name="P37" style:family="paragraph" style:parent-style-name="Heading_20_4">
      <style:text-properties officeooo:paragraph-rsid="00a1a299" fo:background-color="transparent"/>
    </style:style>
    <style:style style:name="P38" style:family="paragraph" style:parent-style-name="Heading_20_4">
      <style:text-properties officeooo:paragraph-rsid="00850a39" fo:background-color="transparent"/>
    </style:style>
    <style:style style:name="P39" style:family="paragraph" style:parent-style-name="Heading_20_4" style:master-page-name="">
      <loext:graphic-properties draw:fill-gradient-name="gradient" draw:fill-hatch-name="hatch"/>
      <style:paragraph-properties style:page-number="auto" fo:break-before="page"/>
      <style:text-properties officeooo:paragraph-rsid="00c2f5a1" fo:background-color="transparent"/>
    </style:style>
    <style:style style:name="P40" style:family="paragraph" style:parent-style-name="Heading_20_4">
      <style:text-properties officeooo:paragraph-rsid="00ac32d0" fo:background-color="transparent"/>
    </style:style>
    <style:style style:name="P41" style:family="paragraph" style:parent-style-name="Heading_20_4">
      <style:text-properties officeooo:paragraph-rsid="00adafd9" fo:background-color="transparent"/>
    </style:style>
    <style:style style:name="P42" style:family="paragraph" style:parent-style-name="Heading_20_4">
      <style:text-properties fo:background-color="transparent"/>
    </style:style>
    <style:style style:name="P43" style:family="paragraph" style:parent-style-name="Table_20_Contents" style:list-style-name="EG_20_Elenco_20_semplice">
      <style:text-properties officeooo:paragraph-rsid="010ae623" fo:background-color="transparent"/>
    </style:style>
    <style:style style:name="P44" style:family="paragraph" style:parent-style-name="Text_20_body" style:list-style-name="EG_20_All_20_commi">
      <style:text-properties officeooo:paragraph-rsid="009396f5"/>
    </style:style>
    <style:style style:name="P45" style:family="paragraph" style:parent-style-name="Text_20_body" style:list-style-name="EG_20_All_20_commi">
      <style:text-properties officeooo:paragraph-rsid="010c56e9"/>
    </style:style>
    <style:style style:name="P46" style:family="paragraph" style:parent-style-name="Text_20_body" style:list-style-name="EG_20_All_20_commi">
      <style:text-properties officeooo:paragraph-rsid="00f968df"/>
    </style:style>
    <style:style style:name="P47" style:family="paragraph" style:parent-style-name="Text_20_body" style:list-style-name="EG_20_All_20_commi">
      <style:text-properties officeooo:paragraph-rsid="01416fd6"/>
    </style:style>
    <style:style style:name="P48" style:family="paragraph" style:parent-style-name="Text_20_body">
      <style:text-properties officeooo:paragraph-rsid="007f60c4"/>
    </style:style>
    <style:style style:name="P49" style:family="paragraph" style:parent-style-name="Text_20_body">
      <style:text-properties officeooo:rsid="007f60c4" officeooo:paragraph-rsid="007f60c4"/>
    </style:style>
    <style:style style:name="P50" style:family="paragraph" style:parent-style-name="Text_20_body" style:list-style-name="EG_20_All_20_commi">
      <style:text-properties officeooo:rsid="007f60c4" officeooo:paragraph-rsid="0112ed5b"/>
    </style:style>
    <style:style style:name="P51" style:family="paragraph" style:parent-style-name="Text_20_body" style:list-style-name="EG_20_All_20_commi">
      <style:text-properties officeooo:rsid="007f60c4" officeooo:paragraph-rsid="011c995b"/>
    </style:style>
    <style:style style:name="P52" style:family="paragraph" style:parent-style-name="Text_20_body">
      <style:text-properties officeooo:rsid="007f60c4" officeooo:paragraph-rsid="009e029e"/>
    </style:style>
    <style:style style:name="P53" style:family="paragraph" style:parent-style-name="Text_20_body">
      <style:text-properties officeooo:paragraph-rsid="009e029e"/>
    </style:style>
    <style:style style:name="P54" style:family="paragraph" style:parent-style-name="Text_20_body">
      <style:text-properties officeooo:rsid="007f60c4" officeooo:paragraph-rsid="007f60c4" fo:background-color="transparent"/>
    </style:style>
    <style:style style:name="P55" style:family="paragraph" style:parent-style-name="Text_20_body" style:list-style-name="EG_20_All_20_commi">
      <style:text-properties officeooo:rsid="007f60c4" officeooo:paragraph-rsid="00da0d7f" fo:background-color="transparent"/>
    </style:style>
    <style:style style:name="P56" style:family="paragraph" style:parent-style-name="Text_20_body" style:list-style-name="EG_20_All_20_commi">
      <style:text-properties officeooo:rsid="007f60c4" officeooo:paragraph-rsid="0104eba1" fo:background-color="transparent"/>
    </style:style>
    <style:style style:name="P57" style:family="paragraph" style:parent-style-name="Text_20_body" style:list-style-name="EG_20_All_20_commi">
      <style:text-properties officeooo:rsid="0126c008" officeooo:paragraph-rsid="0126c008" fo:background-color="transparent"/>
    </style:style>
    <style:style style:name="P58" style:family="paragraph" style:parent-style-name="Text_20_body">
      <style:text-properties officeooo:paragraph-rsid="007f60c4" fo:background-color="transparent"/>
    </style:style>
    <style:style style:name="P59" style:family="paragraph" style:parent-style-name="Text_20_body">
      <style:text-properties officeooo:paragraph-rsid="009ea2e4" fo:background-color="transparent"/>
    </style:style>
    <style:style style:name="P60" style:family="paragraph" style:parent-style-name="Text_20_body">
      <style:text-properties officeooo:paragraph-rsid="01102cc4" fo:background-color="transparent"/>
    </style:style>
    <style:style style:name="P61" style:family="paragraph" style:parent-style-name="Text_20_body" style:list-style-name="EG_20_All_20_commi">
      <style:text-properties officeooo:paragraph-rsid="01102cc4" fo:background-color="transparent"/>
    </style:style>
    <style:style style:name="P62" style:family="paragraph" style:parent-style-name="Text_20_body" style:list-style-name="EG_20_All_20_commi">
      <style:text-properties fo:background-color="transparent"/>
    </style:style>
    <style:style style:name="P63" style:family="paragraph" style:parent-style-name="Text_20_body" style:list-style-name="EG_20_All_20_commi">
      <style:text-properties officeooo:paragraph-rsid="00e67a63" fo:background-color="transparent"/>
    </style:style>
    <style:style style:name="P64" style:family="paragraph" style:parent-style-name="Text_20_body" style:list-style-name="EG_20_All_20_commi">
      <style:text-properties officeooo:paragraph-rsid="00a11e96" fo:background-color="transparent"/>
    </style:style>
    <style:style style:name="P65" style:family="paragraph" style:parent-style-name="Text_20_body" style:list-style-name="EG_20_All_20_commi">
      <style:text-properties officeooo:paragraph-rsid="00f62293" fo:background-color="transparent"/>
    </style:style>
    <style:style style:name="P66" style:family="paragraph" style:parent-style-name="Text_20_body" style:list-style-name="EG_20_All_20_commi">
      <style:text-properties officeooo:paragraph-rsid="01040f17" fo:background-color="transparent"/>
    </style:style>
    <style:style style:name="P67" style:family="paragraph" style:parent-style-name="Text_20_body" style:list-style-name="EG_20_All_20_commi">
      <style:text-properties officeooo:rsid="01102cc4" officeooo:paragraph-rsid="01102cc4" fo:background-color="transparent"/>
    </style:style>
    <style:style style:name="P68" style:family="paragraph" style:parent-style-name="Text_20_body">
      <style:text-properties fo:background-color="transparent"/>
    </style:style>
    <style:style style:name="P69" style:family="paragraph" style:parent-style-name="Text_20_body">
      <style:text-properties officeooo:paragraph-rsid="00a30bf7" fo:background-color="transparent"/>
    </style:style>
    <style:style style:name="P70" style:family="paragraph" style:parent-style-name="Text_20_body">
      <style:text-properties officeooo:paragraph-rsid="0124c544" fo:background-color="transparent"/>
    </style:style>
    <style:style style:name="P71" style:family="paragraph" style:parent-style-name="Text_20_body" style:master-page-name="">
      <style:paragraph-properties style:page-number="auto" fo:keep-with-next="always"/>
      <style:text-properties fo:background-color="transparent"/>
    </style:style>
    <style:style style:name="P72" style:family="paragraph" style:parent-style-name="Text_20_body">
      <style:text-properties officeooo:paragraph-rsid="00c3bd50" fo:background-color="transparent"/>
    </style:style>
    <style:style style:name="P73" style:family="paragraph" style:parent-style-name="Text_20_body">
      <style:text-properties officeooo:rsid="0129df63" officeooo:paragraph-rsid="0129df63" fo:background-color="#ffff00"/>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a11e96" style:font-size-asian="10.5pt"/>
    </style:style>
    <style:style style:name="T3" style:family="text">
      <style:text-properties style:use-window-font-color="true" loext:opacity="0%" fo:font-size="11pt" officeooo:rsid="00ab6a3c" style:font-size-asian="10.5pt"/>
    </style:style>
    <style:style style:name="T4" style:family="text">
      <style:text-properties style:use-window-font-color="true" loext:opacity="0%" fo:font-size="11pt" officeooo:rsid="00af80c5" style:font-size-asian="10.5pt"/>
    </style:style>
    <style:style style:name="T5" style:family="text">
      <style:text-properties style:use-window-font-color="true" loext:opacity="0%" fo:font-size="11pt" officeooo:rsid="00afb526" style:font-size-asian="10.5pt"/>
    </style:style>
    <style:style style:name="T6" style:family="text">
      <style:text-properties style:use-window-font-color="true" loext:opacity="0%" fo:font-size="11pt" officeooo:rsid="00da0d7f" style:font-size-asian="10.5pt"/>
    </style:style>
    <style:style style:name="T7" style:family="text">
      <style:text-properties style:use-window-font-color="true" loext:opacity="0%" fo:font-size="11pt" officeooo:rsid="00ef28e8" style:font-size-asian="10.5pt"/>
    </style:style>
    <style:style style:name="T8" style:family="text">
      <style:text-properties style:use-window-font-color="true" loext:opacity="0%" fo:font-size="11pt" officeooo:rsid="00f09a03" style:font-size-asian="10.5pt"/>
    </style:style>
    <style:style style:name="T9" style:family="text">
      <style:text-properties style:use-window-font-color="true" loext:opacity="0%" fo:font-size="11pt" officeooo:rsid="00f77ea8" style:font-size-asian="10.5pt"/>
    </style:style>
    <style:style style:name="T10" style:family="text">
      <style:text-properties style:use-window-font-color="true" loext:opacity="0%" fo:font-size="11pt" officeooo:rsid="00f968df" style:font-size-asian="10.5pt"/>
    </style:style>
    <style:style style:name="T11" style:family="text">
      <style:text-properties style:use-window-font-color="true" loext:opacity="0%" fo:font-size="11pt" officeooo:rsid="01102cc4" style:font-size-asian="10.5pt"/>
    </style:style>
    <style:style style:name="T12" style:family="text">
      <style:text-properties style:use-window-font-color="true" loext:opacity="0%" fo:font-size="11pt" officeooo:rsid="00e3969c" style:font-size-asian="10.5pt"/>
    </style:style>
    <style:style style:name="T13" style:family="text">
      <style:text-properties style:use-window-font-color="true" loext:opacity="0%" fo:font-size="11pt" officeooo:rsid="01109b29" style:font-size-asian="10.5pt"/>
    </style:style>
    <style:style style:name="T14" style:family="text">
      <style:text-properties style:use-window-font-color="true" loext:opacity="0%" fo:font-size="11pt" officeooo:rsid="01204a2e" style:font-size-asian="10.5pt"/>
    </style:style>
    <style:style style:name="T15" style:family="text">
      <style:text-properties style:use-window-font-color="true" loext:opacity="0%" fo:font-size="11pt" officeooo:rsid="0124c544" style:font-size-asian="10.5pt"/>
    </style:style>
    <style:style style:name="T16" style:family="text">
      <style:text-properties style:use-window-font-color="true" loext:opacity="0%" fo:font-size="11pt" officeooo:rsid="00afce61" style:font-size-asian="10.5pt"/>
    </style:style>
    <style:style style:name="T17" style:family="text">
      <style:text-properties style:use-window-font-color="true" loext:opacity="0%" fo:font-size="11pt" officeooo:rsid="00f8b8f5" style:font-size-asian="10.5pt"/>
    </style:style>
    <style:style style:name="T18" style:family="text">
      <style:text-properties style:use-window-font-color="true" loext:opacity="0%" fo:font-size="11pt" officeooo:rsid="011ff20e" style:font-size-asian="10.5pt"/>
    </style:style>
    <style:style style:name="T19" style:family="text">
      <style:text-properties style:use-window-font-color="true" loext:opacity="0%" fo:font-size="11pt" officeooo:rsid="00e51061" style:font-size-asian="10.5pt"/>
    </style:style>
    <style:style style:name="T20" style:family="text">
      <style:text-properties style:use-window-font-color="true" loext:opacity="0%" fo:font-size="11pt" fo:font-style="italic" officeooo:rsid="013979d5" style:font-size-asian="10.5pt" style:font-style-asian="italic" style:font-style-complex="italic"/>
    </style:style>
    <style:style style:name="T21" style:family="text">
      <style:text-properties style:use-window-font-color="true" loext:opacity="0%" fo:font-size="11pt" fo:font-style="italic" officeooo:rsid="013979d5" fo:background-color="transparent" loext:char-shading-value="0" style:font-size-asian="10.5pt" style:font-style-asian="italic" style:font-style-complex="italic"/>
    </style:style>
    <style:style style:name="T22" style:family="text">
      <style:text-properties style:use-window-font-color="true" loext:opacity="0%" fo:font-size="11pt" officeooo:rsid="00ab6a3c" fo:background-color="transparent" loext:char-shading-value="0" style:font-size-asian="10.5pt"/>
    </style:style>
    <style:style style:name="T23" style:family="text">
      <style:text-properties style:use-window-font-color="true" loext:opacity="0%" fo:font-size="11pt" officeooo:rsid="0104eba1" fo:background-color="transparent" loext:char-shading-value="0" style:font-size-asian="10.5pt"/>
    </style:style>
    <style:style style:name="T24" style:family="text">
      <style:text-properties style:use-window-font-color="true" loext:opacity="0%" fo:font-size="11pt" officeooo:rsid="00f8b8f5" fo:background-color="transparent" loext:char-shading-value="0" style:font-size-asian="10.5pt"/>
    </style:style>
    <style:style style:name="T25" style:family="text">
      <style:text-properties style:use-window-font-color="true" loext:opacity="0%" fo:font-size="11pt" officeooo:rsid="00f968df" fo:background-color="transparent" loext:char-shading-value="0" style:font-size-asian="10.5pt"/>
    </style:style>
    <style:style style:name="T26" style:family="text">
      <style:text-properties style:use-window-font-color="true" loext:opacity="0%" fo:font-size="11pt" officeooo:rsid="0126412d" fo:background-color="transparent" loext:char-shading-value="0" style:font-size-asian="10.5pt"/>
    </style:style>
    <style:style style:name="T27" style:family="text">
      <style:text-properties style:use-window-font-color="true" loext:opacity="0%" fo:font-size="11pt" officeooo:rsid="012e6ed7" fo:background-color="transparent" loext:char-shading-value="0" style:font-size-asian="10.5pt"/>
    </style:style>
    <style:style style:name="T28" style:family="text">
      <style:text-properties style:use-window-font-color="true" loext:opacity="0%" fo:font-size="11pt" officeooo:rsid="01416fd6" fo:background-color="transparent" loext:char-shading-value="0" style:font-size-asian="10.5pt"/>
    </style:style>
    <style:style style:name="T29" style:family="text">
      <style:text-properties style:use-window-font-color="true" loext:opacity="0%" fo:font-size="11pt" officeooo:rsid="01303150" fo:background-color="transparent" loext:char-shading-value="0" style:font-size-asian="10.5pt"/>
    </style:style>
    <style:style style:name="T30" style:family="text">
      <style:text-properties style:use-window-font-color="true" loext:opacity="0%" fo:font-size="11pt" officeooo:rsid="0144de7b" fo:background-color="transparent" loext:char-shading-value="0" style:font-size-asian="10.5pt"/>
    </style:style>
    <style:style style:name="T31" style:family="text">
      <style:text-properties style:use-window-font-color="true" loext:opacity="0%" fo:font-size="11pt" officeooo:rsid="01582479" fo:background-color="transparent" loext:char-shading-value="0" style:font-size-asian="10.5pt"/>
    </style:style>
    <style:style style:name="T32" style:family="text">
      <style:text-properties style:use-window-font-color="true" loext:opacity="0%" style:font-name="Liberation Sans2" fo:font-size="9pt" officeooo:rsid="00a1a299" style:font-size-asian="10.5pt"/>
    </style:style>
    <style:style style:name="T33" style:family="text">
      <style:text-properties style:use-window-font-color="true" loext:opacity="0%" style:font-name="Liberation Sans2" fo:font-size="9pt" officeooo:rsid="0004b2ac" style:font-size-asian="10.5pt"/>
    </style:style>
    <style:style style:name="T34" style:family="text">
      <style:text-properties style:use-window-font-color="true" loext:opacity="0%" style:font-name="Liberation Sans2" fo:font-size="9pt" officeooo:rsid="00f968df" style:font-size-asian="10.5pt"/>
    </style:style>
    <style:style style:name="T35" style:family="text">
      <style:text-properties style:use-window-font-color="true" loext:opacity="0%" style:font-name="Liberation Sans2" fo:font-size="9pt" officeooo:rsid="01277305" style:font-size-asian="10.5pt"/>
    </style:style>
    <style:style style:name="T36" style:family="text">
      <style:text-properties style:use-window-font-color="true" loext:opacity="0%" style:font-name="Liberation Sans2" fo:font-size="9pt" fo:font-weight="bold" officeooo:rsid="00c2f5a1" style:font-size-asian="10.5pt" style:font-weight-asian="bold" style:font-weight-complex="bold"/>
    </style:style>
    <style:style style:name="T37" style:family="text">
      <style:text-properties style:use-window-font-color="true" loext:opacity="0%" style:font-name="Liberation Sans2" fo:font-size="9pt" officeooo:rsid="0104eba1" fo:background-color="transparent" loext:char-shading-value="0" style:font-size-asian="10.5pt"/>
    </style:style>
    <style:style style:name="T38" style:family="text">
      <style:text-properties style:use-window-font-color="true" loext:opacity="0%" style:text-position="super 58%" officeooo:rsid="007f60c4" fo:background-color="transparent" loext:char-shading-value="0"/>
    </style:style>
    <style:style style:name="T39" style:family="text">
      <style:text-properties style:use-window-font-color="true" loext:opacity="0%" officeooo:rsid="007f60c4" fo:background-color="transparent" loext:char-shading-value="0"/>
    </style:style>
    <style:style style:name="T40" style:family="text">
      <style:text-properties style:use-window-font-color="true" loext:opacity="0%" officeooo:rsid="01372f8c" fo:background-color="transparent" loext:char-shading-value="0"/>
    </style:style>
    <style:style style:name="T41" style:family="text">
      <style:text-properties style:use-window-font-color="true" loext:opacity="0%" officeooo:rsid="010c56e9" fo:background-color="transparent" loext:char-shading-value="0"/>
    </style:style>
    <style:style style:name="T42" style:family="text">
      <style:text-properties style:use-window-font-color="true" loext:opacity="0%" officeooo:rsid="00db86ba" fo:background-color="transparent" loext:char-shading-value="0"/>
    </style:style>
    <style:style style:name="T43" style:family="text">
      <style:text-properties officeooo:rsid="007f60c4"/>
    </style:style>
    <style:style style:name="T44" style:family="text">
      <style:text-properties style:text-position="sub 58%"/>
    </style:style>
    <style:style style:name="T45" style:family="text">
      <style:text-properties style:text-position="sub 58%" fo:background-color="transparent" loext:char-shading-value="0"/>
    </style:style>
    <style:style style:name="T46" style:family="text">
      <style:text-properties style:text-position="sub 58%" officeooo:rsid="00eb6f17" fo:background-color="transparent" loext:char-shading-value="0"/>
    </style:style>
    <style:style style:name="T47" style:family="text">
      <style:text-properties style:text-position="sub 58%" officeooo:rsid="0116c62d" fo:background-color="transparent" loext:char-shading-value="0"/>
    </style:style>
    <style:style style:name="T48" style:family="text">
      <style:text-properties officeooo:rsid="00818c88"/>
    </style:style>
    <style:style style:name="T49" style:family="text">
      <style:text-properties officeooo:rsid="00946a30"/>
    </style:style>
    <style:style style:name="T50" style:family="text">
      <style:text-properties officeooo:rsid="009c3f9f"/>
    </style:style>
    <style:style style:name="T51" style:family="text">
      <style:text-properties officeooo:rsid="009e029e"/>
    </style:style>
    <style:style style:name="T52" style:family="text">
      <style:text-properties officeooo:rsid="00a06e71"/>
    </style:style>
    <style:style style:name="T53" style:family="text">
      <style:text-properties style:text-position="super 58%"/>
    </style:style>
    <style:style style:name="T54" style:family="text">
      <style:text-properties style:text-position="super 58%" officeooo:rsid="00afce61"/>
    </style:style>
    <style:style style:name="T55" style:family="text">
      <style:text-properties style:text-position="super 58%" fo:background-color="transparent" loext:char-shading-value="0"/>
    </style:style>
    <style:style style:name="T56" style:family="text">
      <style:text-properties style:text-position="super 58%" officeooo:rsid="00eb6f17" fo:background-color="transparent" loext:char-shading-value="0"/>
    </style:style>
    <style:style style:name="T57" style:family="text">
      <style:text-properties style:text-position="super 58%" officeooo:rsid="0124c544"/>
    </style:style>
    <style:style style:name="T58" style:family="text">
      <style:text-properties style:text-position="super 58%" officeooo:rsid="007f60c4"/>
    </style:style>
    <style:style style:name="T59" style:family="text">
      <style:text-properties officeooo:rsid="0084a154"/>
    </style:style>
    <style:style style:name="T60" style:family="text">
      <style:text-properties officeooo:rsid="00d9e4e1"/>
    </style:style>
    <style:style style:name="T61" style:family="text">
      <style:text-properties officeooo:rsid="00a11e96"/>
    </style:style>
    <style:style style:name="T62" style:family="text">
      <style:text-properties officeooo:rsid="0074ba46"/>
    </style:style>
    <style:style style:name="T63" style:family="text">
      <style:text-properties officeooo:rsid="00a1a299"/>
    </style:style>
    <style:style style:name="T64" style:family="text">
      <style:text-properties officeooo:rsid="00a30bf7"/>
    </style:style>
    <style:style style:name="T65" style:family="text">
      <style:text-properties officeooo:rsid="00a6b602"/>
    </style:style>
    <style:style style:name="T66" style:family="text">
      <style:text-properties fo:color="#21409a" loext:opacity="100%" fo:font-size="9pt" style:font-size-asian="10.5pt"/>
    </style:style>
    <style:style style:name="T67" style:family="text">
      <style:text-properties fo:color="#21409a" loext:opacity="100%" fo:font-size="9pt" officeooo:rsid="00e032a4" style:font-size-asian="10.5pt"/>
    </style:style>
    <style:style style:name="T68" style:family="text">
      <style:text-properties fo:color="#21409a" loext:opacity="100%" fo:font-size="9pt" officeooo:rsid="00ef28e8" style:font-size-asian="10.5pt"/>
    </style:style>
    <style:style style:name="T69" style:family="text">
      <style:text-properties fo:color="#21409a" loext:opacity="100%" fo:font-size="9pt" officeooo:rsid="00f77ea8" style:font-size-asian="10.5pt"/>
    </style:style>
    <style:style style:name="T70" style:family="text">
      <style:text-properties fo:color="#21409a" loext:opacity="100%" fo:font-size="9pt" officeooo:rsid="01204a2e" style:font-size-asian="10.5pt"/>
    </style:style>
    <style:style style:name="T71" style:family="text">
      <style:text-properties fo:color="#21409a" loext:opacity="100%" fo:font-size="9pt" officeooo:rsid="014f75c7" style:font-size-asian="10.5pt"/>
    </style:style>
    <style:style style:name="T72" style:family="text">
      <style:text-properties fo:color="#21409a" loext:opacity="100%" fo:font-size="9pt" fo:font-style="italic" officeooo:rsid="013979d5" fo:background-color="transparent" loext:char-shading-value="0" style:font-size-asian="10.5pt" style:font-style-asian="italic" style:font-style-complex="italic"/>
    </style:style>
    <style:style style:name="T73" style:family="text">
      <style:text-properties fo:color="#21409a" loext:opacity="100%" fo:font-size="11pt" fo:font-style="italic" officeooo:rsid="00afce61" style:font-size-asian="10.5pt"/>
    </style:style>
    <style:style style:name="T74" style:family="text">
      <style:text-properties officeooo:rsid="00ab6a3c"/>
    </style:style>
    <style:style style:name="T75" style:family="text">
      <style:text-properties officeooo:rsid="00ac32d0"/>
    </style:style>
    <style:style style:name="T76" style:family="text">
      <style:text-properties officeooo:rsid="00adafd9"/>
    </style:style>
    <style:style style:name="T77" style:family="text">
      <style:text-properties officeooo:rsid="00af80c5"/>
    </style:style>
    <style:style style:name="T78" style:family="text">
      <style:text-properties officeooo:rsid="00afb526"/>
    </style:style>
    <style:style style:name="T79" style:family="text">
      <style:text-properties officeooo:rsid="00afce61"/>
    </style:style>
    <style:style style:name="T80" style:family="text">
      <style:text-properties officeooo:rsid="00b0f20b"/>
    </style:style>
    <style:style style:name="T81" style:family="text">
      <style:text-properties style:font-name="Liberation Serif" officeooo:rsid="00b0f20b" style:font-name-asian="Liberation Serif" style:font-name-complex="Liberation Serif"/>
    </style:style>
    <style:style style:name="T82" style:family="text">
      <style:text-properties style:font-name="Liberation Serif" officeooo:rsid="0117bd7d" style:font-name-asian="Liberation Serif" style:font-name-complex="Liberation Serif"/>
    </style:style>
    <style:style style:name="T83" style:family="text">
      <style:text-properties style:font-name="Liberation Serif" officeooo:rsid="00ec73d3" fo:background-color="transparent" loext:char-shading-value="0" style:font-name-asian="Liberation Serif" style:font-name-complex="Liberation Serif"/>
    </style:style>
    <style:style style:name="T84" style:family="text">
      <style:text-properties style:font-name="Liberation Serif1" officeooo:rsid="00b0f20b" style:font-name-asian="WenQuanYi Zen Hei Sharp" style:font-name-complex="Lohit Devanagari1"/>
    </style:style>
    <style:style style:name="T85" style:family="text">
      <style:text-properties officeooo:rsid="00b6a476"/>
    </style:style>
    <style:style style:name="T86" style:family="text">
      <style:text-properties officeooo:rsid="00c2f5a1"/>
    </style:style>
    <style:style style:name="T87" style:family="text">
      <style:text-properties officeooo:rsid="00c3bd50"/>
    </style:style>
    <style:style style:name="T88" style:family="text">
      <style:text-properties officeooo:rsid="00c50ef7"/>
    </style:style>
    <style:style style:name="T89" style:family="text">
      <style:text-properties officeooo:rsid="00da0d7f"/>
    </style:style>
    <style:style style:name="T90" style:family="text">
      <style:text-properties fo:background-color="transparent" loext:char-shading-value="0"/>
    </style:style>
    <style:style style:name="T91" style:family="text">
      <style:text-properties officeooo:rsid="0112ed5b" fo:background-color="transparent" loext:char-shading-value="0"/>
    </style:style>
    <style:style style:name="T92" style:family="text">
      <style:text-properties officeooo:rsid="01372f8c" fo:background-color="transparent" loext:char-shading-value="0"/>
    </style:style>
    <style:style style:name="T93" style:family="text">
      <style:text-properties officeooo:rsid="0111c1de" fo:background-color="transparent" loext:char-shading-value="0"/>
    </style:style>
    <style:style style:name="T94" style:family="text">
      <style:text-properties officeooo:rsid="010d6577" fo:background-color="transparent" loext:char-shading-value="0"/>
    </style:style>
    <style:style style:name="T95" style:family="text">
      <style:text-properties officeooo:rsid="00eea45c" fo:background-color="transparent" loext:char-shading-value="0"/>
    </style:style>
    <style:style style:name="T96" style:family="text">
      <style:text-properties officeooo:rsid="00db4d08" fo:background-color="transparent" loext:char-shading-value="0"/>
    </style:style>
    <style:style style:name="T97" style:family="text">
      <style:text-properties officeooo:rsid="009e029e" fo:background-color="transparent" loext:char-shading-value="0"/>
    </style:style>
    <style:style style:name="T98" style:family="text">
      <style:text-properties officeooo:rsid="00f968df" fo:background-color="transparent" loext:char-shading-value="0"/>
    </style:style>
    <style:style style:name="T99" style:family="text">
      <style:text-properties officeooo:rsid="00eb6f17" fo:background-color="transparent" loext:char-shading-value="0"/>
    </style:style>
    <style:style style:name="T100" style:family="text">
      <style:text-properties officeooo:rsid="011c995b" fo:background-color="transparent" loext:char-shading-value="0"/>
    </style:style>
    <style:style style:name="T101" style:family="text">
      <style:text-properties officeooo:rsid="010c56e9" fo:background-color="transparent" loext:char-shading-value="0"/>
    </style:style>
    <style:style style:name="T102" style:family="text">
      <style:text-properties officeooo:rsid="0104eba1" fo:background-color="transparent" loext:char-shading-value="0"/>
    </style:style>
    <style:style style:name="T103" style:family="text">
      <style:text-properties officeooo:rsid="0126412d" fo:background-color="transparent" loext:char-shading-value="0"/>
    </style:style>
    <style:style style:name="T104" style:family="text">
      <style:text-properties officeooo:rsid="00f8b8f5" fo:background-color="transparent" loext:char-shading-value="0"/>
    </style:style>
    <style:style style:name="T105" style:family="text">
      <style:text-properties officeooo:rsid="01452bd0" fo:background-color="transparent" loext:char-shading-value="0"/>
    </style:style>
    <style:style style:name="T106" style:family="text">
      <style:text-properties officeooo:rsid="013e9260" fo:background-color="transparent" loext:char-shading-value="0"/>
    </style:style>
    <style:style style:name="T107" style:family="text">
      <style:text-properties officeooo:rsid="01582479" fo:background-color="transparent" loext:char-shading-value="0"/>
    </style:style>
    <style:style style:name="T108" style:family="text">
      <style:text-properties officeooo:rsid="00e1fcbb"/>
    </style:style>
    <style:style style:name="T109" style:family="text">
      <style:text-properties fo:font-style="italic" style:font-style-asian="italic" style:font-style-complex="italic"/>
    </style:style>
    <style:style style:name="T110" style:family="text">
      <style:text-properties fo:font-style="italic" officeooo:rsid="00e51061" style:font-style-asian="italic" style:font-style-complex="italic"/>
    </style:style>
    <style:style style:name="T111" style:family="text">
      <style:text-properties fo:font-style="italic" officeooo:rsid="01582479" style:font-style-asian="italic" style:font-style-complex="italic"/>
    </style:style>
    <style:style style:name="T112" style:family="text">
      <style:text-properties officeooo:rsid="00ef28e8"/>
    </style:style>
    <style:style style:name="T113" style:family="text">
      <style:text-properties officeooo:rsid="00f62293"/>
    </style:style>
    <style:style style:name="T114" style:family="text">
      <style:text-properties officeooo:rsid="00f77ea8"/>
    </style:style>
    <style:style style:name="T115" style:family="text">
      <style:text-properties officeooo:rsid="00f8b8f5"/>
    </style:style>
    <style:style style:name="T116" style:family="text">
      <style:text-properties officeooo:rsid="00fc973b"/>
    </style:style>
    <style:style style:name="T117" style:family="text">
      <style:text-properties officeooo:rsid="01040f17"/>
    </style:style>
    <style:style style:name="T118" style:family="text">
      <style:text-properties officeooo:rsid="0004b2ac"/>
    </style:style>
    <style:style style:name="T119" style:family="text">
      <style:text-properties officeooo:rsid="010c56e9"/>
    </style:style>
    <style:style style:name="T120" style:family="text">
      <style:text-properties officeooo:rsid="010dace8"/>
    </style:style>
    <style:style style:name="T121" style:family="text">
      <style:text-properties officeooo:rsid="01102cc4"/>
    </style:style>
    <style:style style:name="T122" style:family="text">
      <style:text-properties officeooo:rsid="00e67a63"/>
    </style:style>
    <style:style style:name="T123" style:family="text">
      <style:text-properties officeooo:rsid="0111c1de"/>
    </style:style>
    <style:style style:name="T124" style:family="text">
      <style:text-properties officeooo:rsid="01126133"/>
    </style:style>
    <style:style style:name="T125" style:family="text">
      <style:text-properties officeooo:rsid="0112ed5b"/>
    </style:style>
    <style:style style:name="T126" style:family="text">
      <style:text-properties officeooo:rsid="01187bfd"/>
    </style:style>
    <style:style style:name="T127" style:family="text">
      <style:text-properties officeooo:rsid="0124c544"/>
    </style:style>
    <style:style style:name="T128" style:family="text">
      <style:text-properties officeooo:rsid="01277305"/>
    </style:style>
    <style:style style:name="T129" style:family="text">
      <style:text-properties officeooo:rsid="01372f8c"/>
    </style:style>
    <style:style style:name="T130" style:family="text">
      <style:text-properties officeooo:rsid="013e33f4"/>
    </style:style>
    <style:style style:name="T131" style:family="text">
      <style:text-properties officeooo:rsid="011ff20e"/>
    </style:style>
    <style:style style:name="T132" style:family="text">
      <style:text-properties officeooo:rsid="00db7db4"/>
    </style:style>
    <style:style style:name="T133" style:family="text">
      <style:text-properties officeooo:rsid="00e51061"/>
    </style:style>
    <style:style style:name="T134" style:family="text">
      <style:text-properties officeooo:rsid="00a3dd7f"/>
    </style:style>
    <style:style style:name="T135" style:family="text">
      <style:text-properties officeooo:rsid="014f75c7"/>
    </style:style>
    <style:style style:name="T136" style:family="text">
      <style:text-properties officeooo:rsid="0157eeb9"/>
    </style:style>
    <style:style style:name="T137" style:family="text">
      <style:text-properties officeooo:rsid="01582479"/>
    </style:style>
    <style:style style:name="T138" style:family="text">
      <style:text-properties fo:font-style="normal" officeooo:rsid="0126412d" fo:background-color="transparent" loext:char-shading-value="0" style:font-style-asian="normal" style:font-style-complex="normal"/>
    </style:style>
    <style:style style:name="T139" style:family="text">
      <style:text-properties fo:font-style="normal" officeooo:rsid="01582479" fo:background-color="transparent" loext:char-shading-value="0" style:font-style-asian="normal" style:font-style-complex="normal"/>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Heading_20_2" text:outline-level="2"><text:bookmark-start text:name="__RefHeading___Toc2152_3957911219"/><text:reference-mark-start text:name="ch rtv lps"/>Attività di intrattenimento e di spettacolo<text:reference-mark-end text:name="ch rtv lps"/><text:line-break/>a carattere pubblico<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2"/>
          <text:p text:style-name="P23"><text:a xlink:type="simple" xlink:href="#__RefHeading___Toc2154_3957911219" text:style-name="Index_20_Link" text:visited-style-name="Index_20_Link">Campo di applicazione</text:a></text:p>
          <text:p text:style-name="P23"><text:a xlink:type="simple" xlink:href="#__RefHeading___Toc2156_3957911219" text:style-name="Index_20_Link" text:visited-style-name="Index_20_Link">Definizioni</text:a></text:p>
          <text:p text:style-name="P23"><text:a xlink:type="simple" xlink:href="#__RefHeading___Toc2158_3957911219" text:style-name="Index_20_Link" text:visited-style-name="Index_20_Link">Classificazioni</text:a></text:p>
          <text:p text:style-name="P23"><text:a xlink:type="simple" xlink:href="#__RefHeading___Toc2390_3957911219" text:style-name="Index_20_Link" text:visited-style-name="Index_20_Link">Valutazione del rischio di incendio</text:a></text:p>
          <text:p text:style-name="P23"><text:a xlink:type="simple" xlink:href="#__RefHeading___Toc2392_3957911219" text:style-name="Index_20_Link" text:visited-style-name="Index_20_Link">Strategia antincendio</text:a></text:p>
          <text:p text:style-name="P24"><text:a xlink:type="simple" xlink:href="#__RefHeading___Toc22711_1815129889" text:style-name="Index_20_Link" text:visited-style-name="Index_20_Link">Reazione al fuoco</text:a></text:p>
          <text:p text:style-name="P24"><text:a xlink:type="simple" xlink:href="#__RefHeading___Toc2396_3957911219" text:style-name="Index_20_Link" text:visited-style-name="Index_20_Link">Resistenza al fuoco</text:a></text:p>
          <text:p text:style-name="P24"><text:a xlink:type="simple" xlink:href="#__RefHeading___Toc22713_1815129889" text:style-name="Index_20_Link" text:visited-style-name="Index_20_Link">Compartimentazione</text:a></text:p>
          <text:p text:style-name="P24"><text:a xlink:type="simple" xlink:href="#__RefHeading___Toc2400_3957911219" text:style-name="Index_20_Link" text:visited-style-name="Index_20_Link">Esodo</text:a></text:p>
          <text:p text:style-name="P24"><text:a xlink:type="simple" xlink:href="#__RefHeading___Toc2402_3957911219" text:style-name="Index_20_Link" text:visited-style-name="Index_20_Link">Gestione della sicurezza antincendio</text:a></text:p>
          <text:p text:style-name="P24"><text:a xlink:type="simple" xlink:href="#__RefHeading___Toc2404_3957911219" text:style-name="Index_20_Link" text:visited-style-name="Index_20_Link">Controllo dell’incendio</text:a></text:p>
          <text:p text:style-name="P24"><text:a xlink:type="simple" xlink:href="#__RefHeading___Toc2406_3957911219" text:style-name="Index_20_Link" text:visited-style-name="Index_20_Link">Rivelazione ed allarme</text:a></text:p>
          <text:p text:style-name="P24"><text:a xlink:type="simple" xlink:href="#__RefHeading___Toc2408_3957911219" text:style-name="Index_20_Link" text:visited-style-name="Index_20_Link">Controllo di fumi e calore</text:a></text:p>
          <text:p text:style-name="P24"><text:a xlink:type="simple" xlink:href="#__RefHeading___Toc22715_1815129889" text:style-name="Index_20_Link" text:visited-style-name="Index_20_Link">Sicurezza impianti tecnologici</text:a></text:p>
          <text:p text:style-name="P24"><text:a xlink:type="simple" xlink:href="#__RefHeading___Toc22717_1815129889" text:style-name="Index_20_Link" text:visited-style-name="Index_20_Link">Altre indicazioni</text:a></text:p>
        </text:index-body>
      </text:table-of-content>
      <text:p text:style-name="Standard"/>
      <text:h text:style-name="P31" text:outline-level="3"><text:bookmark-start text:name="__RefHeading___Toc2154_3957911219"/>Campo di applicazione<text:bookmark-end text:name="__RefHeading___Toc2154_3957911219"/></text:h>
      <text:list xml:id="list1415962733" text:style-name="EG_20_All_20_commi">
        <text:list-item>
          <text:p text:style-name="P44">La presente regola tecnica verticale reca disposizioni di prevenzione incendi riguardanti <text:span text:style-name="T136">le </text:span>attività di intrattenimento e di spettacolo in genere, a carattere pubblico, svolte al chiuso o all’aperto, anche a carattere temporaneo.</text:p>
        </text:list-item>
        <text:list-item>
          <text:p text:style-name="P44">Sono esclusi dal campo di applicazione della regola tecnica:</text:p>
          <text:list>
            <text:list-item>
              <text:p text:style-name="Text_20_body">i luoghi non delimitati;</text:p>
            </text:list-item>
            <text:list-item>
              <text:p text:style-name="P44">gli esercizi pubblici dove sono impiegati strumenti musicali o apparecchi musicali, in assenza di attività danzanti o di spazi ed allestimenti specifici per gli avventori;</text:p>
            </text:list-item>
          </text:list>
        </text:list-item>
      </text:list>
      <text:list xml:id="list3222813362" text:style-name="EG_20_All_20_nota_20_auto">
        <text:list-item>
          <text:p text:style-name="EG_20_Nota">Ad esempio bar o ristoranti con esibizioni musicali, con musica diffusa, con apparecchi karaoke, …, privi di spazi ed allestimenti dedicati agli avventori per assistere alle rappresentazioni o per danzare.</text:p>
        </text:list-item>
      </text:list>
      <text:list xml:id="list101639937486952" text:continue-list="list1415962733" text:style-name="EG_20_All_20_commi">
        <text:list-item>
          <text:list>
            <text:list-item>
              <text:p text:style-name="P44">attrazioni di spettacolo viaggiante di cui alla <text:span text:style-name="T77">l</text:span>egge 18 marzo 1968 n. 337, per cui si applica la normativa vigente.</text:p>
            </text:list-item>
          </text:list>
        </text:list-item>
      </text:list>
      <text:h text:style-name="P32" text:outline-level="3"><text:bookmark-start text:name="__RefHeading___Toc2156_3957911219"/>Definizioni<text:bookmark-end text:name="__RefHeading___Toc2156_3957911219"/></text:h>
      <text:list xml:id="list101640922876954" text:continue-list="list101639937486952" text:style-name="EG_20_All_20_commi">
        <text:list-item text:start-value="1">
          <text:p text:style-name="P48">Attività di intrattenimento e di spettacolo: attività destinate a intrattenimenti e attrazioni a carattere pubblico soggette alla disciplina del <text:span text:style-name="T4">r</text:span>egio <text:span text:style-name="T4">d</text:span>ecreto 18 giugno 1931 n. 773.</text:p>
        </text:list-item>
      </text:list>
      <text:list xml:id="list101639691562888" text:continue-list="list3222813362" text:style-name="EG_20_All_20_nota_20_auto">
        <text:list-item>
          <text:p text:style-name="EG_20_Nota">Ad esempio, attività quali la danza (<text:span text:style-name="T50">es. </text:span>sale da ballo, discoteche, …), i concerti, gli spettacoli vari in esercizi pubblici con aree o spazi specifici per gli spettatori, i locali in cui sono allestite le attrazioni di spettacolo viaggiante, le sale giochi, le agenzie di scommesse, le sale bingo, le rappresentazioni teatrali (<text:span text:style-name="T50">es. </text:span>spettacoli lirici, drammatici, coreografici, di rivista e varietà, …), le conferenze, i congressi, le proiezioni cinematografiche (<text:span text:style-name="T50">es. </text:span>teatri, cinema-teatri, auditori<text:span text:style-name="T50">um</text:span>, sale convegno, cinematografi, teatri di posa per riprese cinematografiche <text:span text:style-name="T50">o</text:span> televisive con presenza di pubblico, …).</text:p>
        </text:list-item>
      </text:list>
      <text:list xml:id="list101640450219936" text:continue-list="list101640922876954" text:style-name="EG_20_All_20_commi">
        <text:list-item>
          <text:p text:style-name="P48">Complessi multifunzionali: attività comprendenti ambiti di intrattenimento e di spettacolo ed ulteriori ambiti con attività diverse, caratterizzati da organicità funzionale, anche afferenti a diversi soggetti responsabili.</text:p>
        </text:list-item>
      </text:list>
      <text:list xml:id="list101639481673926" text:continue-list="list101639691562888" text:style-name="EG_20_All_20_nota_20_auto">
        <text:list-item>
          <text:p text:style-name="EG_20_Nota">Ad esempio: attività quali cinema, auditorium, sale convegni, …, inseriti in centri commerciali o poli fieristici.</text:p>
        </text:list-item>
      </text:list>
      <text:list xml:id="list101640244893867" text:continue-list="list101640450219936" text:style-name="EG_20_All_20_commi">
        <text:list-item>
          <text:p text:style-name="P48">Sala: ambito dell’attività destinato agli spettatori o agli avventori per assistere o partecipare a intrattenimenti o spettacoli vari.</text:p>
        </text:list-item>
        <text:list-item>
          <text:p text:style-name="P48">Scena: ambito dell’attività destinato alla rappresentazione di spettacoli; la scena comprende il palcoscenico, gli scenari, le ulteriori attrezzature e gli allestimenti necessari all’effettuazione di rappresentazioni teatrali e di spettacoli in genere. In relazione all’ubicazione, la scena può essere:</text:p>
          <text:list>
            <text:list-item>
              <text:p text:style-name="P48">di tipo separato dalla sala, quando è separata dalla sala e dai locali di servizio e retropalco con elementi resistenti al fuoco, ad eccezione del boccascena ammesso aperto con la sala;</text:p>
            </text:list-item>
            <text:list-item>
              <text:p text:style-name="P48">di tipo integrato nella sala, quando costituisce un unico ambito con la sala.</text:p>
            </text:list-item>
          </text:list>
        </text:list-item>
      </text:list>
      <text:list xml:id="list101639527126323" text:continue-list="list101639481673926" text:style-name="EG_20_All_20_nota_20_auto">
        <text:list-item>
          <text:p text:style-name="EG_20_Nota">L’ambito costituito da sala e scena integrata è unico ai fini della determinazione delle misure antincendio.</text:p>
        </text:list-item>
      </text:list>
      <text:list xml:id="list101641312753643" text:continue-list="list101640244893867" text:style-name="EG_20_All_20_commi">
        <text:list-item>
          <text:p text:style-name="P48">Deposito di servizio alla scena: locale destinato a ricevere gli scenari e le attrezzature per lo spettacolo in programmazione.</text:p>
        </text:list-item>
      </text:list>
      <text:h text:style-name="P33" text:outline-level="3"><text:bookmark-start text:name="__RefHeading___Toc2158_3957911219"/>Classificazioni<text:bookmark-end text:name="__RefHeading___Toc2158_3957911219"/></text:h>
      <text:list xml:id="list101640965587713" text:continue-list="list101641312753643" text:style-name="EG_20_All_20_commi">
        <text:list-item text:start-value="1">
          <text:p text:style-name="P49">Ai fini della presente regola tecnica, le attività sono classificate come segue:</text:p>
          <text:list>
            <text:list-item>
              <text:p text:style-name="P48"><text:span text:style-name="T43">in relazione al </text:span><text:span text:style-name="Emphasis"><text:span text:style-name="T43">numero di </text:span></text:span><text:span text:style-name="Emphasis">occupanti</text:span> n<text:span text:style-name="T43">:</text:span></text:p>
              <text:p text:style-name="P49"><text:span text:style-name="Strong_20_Emphasis">OA</text:span>: n ≤ 200;</text:p>
              <text:p text:style-name="P49"><text:span text:style-name="Strong_20_Emphasis">OB</text:span>: 200 &lt; n ≤ 1000;</text:p>
              <text:p text:style-name="P49"><text:span text:style-name="Strong_20_Emphasis">OC</text:span>: 1000 &lt; n ≤ 5000;</text:p>
              <text:p text:style-name="Text_20_body"><text:span text:style-name="Strong_20_Emphasis">OD</text:span>: n &gt; 5000.</text:p>
            </text:list-item>
          </text:list>
        </text:list-item>
      </text:list>
      <text:list xml:id="list101640093489810" text:continue-list="list101639527126323" text:style-name="EG_20_All_20_nota_20_auto">
        <text:list-item>
          <text:p text:style-name="EG_20_Nota">Il <text:span text:style-name="Emphasis">numero degli occupanti</text:span> (es. spettatori, avventori, addetti, artisti, tecnici, …) è in genere superiore alla <text:span text:style-name="Emphasis">capienza</text:span>, parametro utilizzato ai fini amministrativi o autorizzativi per definire il numero di <text:span text:style-name="Emphasis">spettatori</text:span>.</text:p>
        </text:list-item>
        <text:list-item>
          <text:p text:style-name="EG_20_Nota">Si veda anche il comma 4 per la classificazione in relazione al numero degli occupanti.</text:p>
        </text:list-item>
      </text:list>
      <text:list xml:id="list101641090076234" text:continue-list="list101640965587713" text:style-name="EG_20_All_20_commi">
        <text:list-item>
          <text:list>
            <text:list-item>
              <text:p text:style-name="Text_20_body">in relazione alla <text:span text:style-name="Emphasis">quota dei piani</text:span> h accessibili al pubblico:</text:p>
              <text:p text:style-name="P49"><text:span text:style-name="Strong_20_Emphasis">HA</text:span>: -1 m ≤ h ≤ 6 m;</text:p>
              <text:p text:style-name="P49"><text:span text:style-name="Strong_20_Emphasis">HB</text:span>: -5 m ≤ h ≤ 12 m;</text:p>
              <text:p text:style-name="P49"><text:span text:style-name="Strong_20_Emphasis">HC</text:span>: -10 m ≤ h ≤ 24 m;</text:p>
              <text:p text:style-name="P49"><text:span text:style-name="Strong_20_Emphasis">HD</text:span>: tutti gli altri casi non rientranti nella classificazione precedente.</text:p>
            </text:list-item>
          </text:list>
        </text:list-item>
      </text:list>
      <text:list xml:id="list101640206528352" text:continue-list="list101640093489810" text:style-name="EG_20_All_20_nota_20_auto">
        <text:list-item>
          <text:p text:style-name="EG_20_Nota">Si evidenzia <text:span text:style-name="T136">che </text:span>la tabella <text:sequence-ref text:reference-format="value" text:ref-name="refTable1">V.15-2</text:sequence-ref> <text:span text:style-name="T136">può essere utilizzata </text:span>per le limitazioni delle quote dei piani accessibili al pubblico.</text:p>
        </text:list-item>
        <text:list-item>
          <text:p text:style-name="EG_20_Nota">Per ambiti con più piani (es. tribune, gradinate, …), si considera la quota più sfavorevole dei piani accessibili al pubblico.</text:p>
        </text:list-item>
      </text:list>
      <text:list xml:id="list101640446213421" text:continue-list="list101641090076234" text:style-name="EG_20_All_20_commi">
        <text:list-item>
          <text:p text:style-name="Text_20_body">Le aree dell’attività sono classificate come segue:</text:p>
          <text:p text:style-name="P53"><text:span text:style-name="Strong_20_Emphasis"><text:span text:style-name="T43">T</text:span></text:span><text:span text:style-name="Strong_20_Emphasis"><text:span text:style-name="T129">A</text:span></text:span><text:span text:style-name="Strong_20_Emphasis"><text:span text:style-name="T119">1</text:span></text:span><text:span text:style-name="T43">: ambiti non aperti al p</text:span>ubblico adibiti a sale prove o camerini, di <text:span text:style-name="T43">superficie &gt; 100 m</text:span><text:span text:style-name="T58">2</text:span><text:span text:style-name="T43">;</text:span></text:p>
          <text:p text:style-name="P45"><text:span text:style-name="Strong_20_Emphasis"><text:span text:style-name="T39">T</text:span></text:span><text:span text:style-name="Strong_20_Emphasis"><text:span text:style-name="T40">A</text:span></text:span><text:span text:style-name="Strong_20_Emphasis"><text:span text:style-name="T41">2</text:span></text:span><text:span text:style-name="T39">: ambiti non aperti al pubblico </text:span><text:span text:style-name="T42">adibiti a</text:span><text:span text:style-name="T39"> camerini </text:span><text:span text:style-name="T41">o servizi</text:span><text:span text:style-name="T39">, </text:span><text:span text:style-name="T41">comunicanti direttamente con la scena, </text:span><text:span text:style-name="T39">di superficie </text:span><text:span text:style-name="T41">complessiva</text:span><text:span text:style-name="T39"> &gt; </text:span><text:span text:style-name="T41">5</text:span><text:span text:style-name="T39">0 m</text:span><text:span text:style-name="T38">2</text:span><text:span text:style-name="T39">;</text:span></text:p>
        </text:list-item>
      </text:list>
      <text:list xml:id="list101641003170983" text:continue-list="list101640206528352" text:style-name="EG_20_All_20_nota_20_auto">
        <text:list-item>
          <text:p text:style-name="P26">Ai fini della classificazione T<text:span text:style-name="T129">A</text:span><text:span text:style-name="T119">2</text:span> devono essere sommate le superfici dei camerini e dei locali servizi direttamente comunicanti con la scena, anche se posti distanziati e di singola superficie <text:span text:style-name="T82">≤</text:span> 50 m<text:span text:style-name="T53">2</text:span>.</text:p>
        </text:list-item>
      </text:list>
      <text:list xml:id="list101641498169457" text:continue-list="list101640446213421" text:style-name="EG_20_All_20_commi">
        <text:list-header>
          <text:p text:style-name="P50"><text:span text:style-name="Strong_20_Emphasis"><text:span text:style-name="T90">T</text:span></text:span><text:span text:style-name="Strong_20_Emphasis"><text:span text:style-name="T92">A</text:span></text:span><text:span text:style-name="Strong_20_Emphasis"><text:span text:style-name="T93">3</text:span></text:span><text:span text:style-name="T90">: ambiti non aperti al pubblico adibiti ad uffici </text:span><text:span text:style-name="T94">o</text:span><text:span text:style-name="T90"> servizi, di superficie &gt; 200 m</text:span><text:span text:style-name="T55">2</text:span><text:span text:style-name="T90">;</text:span></text:p>
          <text:p text:style-name="P50"><text:span text:style-name="Strong_20_Emphasis"><text:span text:style-name="T90">T</text:span></text:span><text:span text:style-name="Strong_20_Emphasis"><text:span text:style-name="T91">O</text:span></text:span><text:span text:style-name="Strong_20_Emphasis"><text:span text:style-name="T90">1</text:span></text:span><text:span text:style-name="T90">: ambiti </text:span><text:span text:style-name="T95">al chiuso ed </text:span><text:span text:style-name="T90">accessibili al pubblico;</text:span></text:p>
          <text:p text:style-name="P51"><text:span text:style-name="Strong_20_Emphasis"><text:span text:style-name="T90">T</text:span></text:span><text:span text:style-name="Strong_20_Emphasis"><text:span text:style-name="T91">O</text:span></text:span><text:span text:style-name="Strong_20_Emphasis"><text:span text:style-name="T90">2</text:span></text:span><text:span text:style-name="T90">: ambiti, </text:span><text:span text:style-name="T96">comprensivi delle relative vie d’esodo,</text:span><text:span text:style-name="T90"> </text:span><text:span text:style-name="T95">all’aperto</text:span><text:span text:style-name="T90"> </text:span><text:span text:style-name="T95">ed </text:span><text:span text:style-name="T90">accessibili al pubblico;</text:span></text:p>
        </text:list-header>
      </text:list>
      <text:list xml:id="list101641472033326" text:continue-list="list101641003170983" text:style-name="EG_20_All_20_nota_20_auto">
        <text:list-item>
          <text:p text:style-name="P28"><text:span text:style-name="T90">Le </text:span><text:span text:style-name="Emphasis"><text:span text:style-name="T90">attività all’aperto</text:span></text:span><text:span text:style-name="T90"> sono definite al </text:span><text:span text:style-name="T97">c</text:span><text:span text:style-name="T90">apitolo G.1.</text:span></text:p>
        </text:list-item>
      </text:list>
      <text:list xml:id="list101640107231695" text:continue-list="list101641498169457" text:style-name="EG_20_All_20_commi">
        <text:list-header>
          <text:p text:style-name="P52"><text:span text:style-name="Strong_20_Emphasis"><text:span text:style-name="T90">TK1</text:span></text:span><text:span text:style-name="T90">: ambiti dove si effettuano lavorazioni pericolose ai fini dell’incendio o dell’esplosione, di superficie &gt; 100 m</text:span><text:span text:style-name="T55">2</text:span><text:span text:style-name="T90">;</text:span></text:p>
        </text:list-header>
      </text:list>
      <text:list xml:id="list101639696179724" text:continue-list="list101641472033326" text:style-name="EG_20_All_20_nota_20_auto">
        <text:list-item>
          <text:p text:style-name="P26">Ad esempio: laboratori ed attrezzerie per le scenografie, …</text:p>
        </text:list-item>
      </text:list>
      <text:list xml:id="list101639631126891" text:continue-list="list101640107231695" text:style-name="EG_20_All_20_commi">
        <text:list-header>
          <text:p text:style-name="P52"><text:span text:style-name="Strong_20_Emphasis"><text:span text:style-name="T90">TK2</text:span></text:span><text:span text:style-name="T90">: scena di tipo separato;</text:span></text:p>
          <text:p text:style-name="P52"><text:span text:style-name="Strong_20_Emphasis"><text:span text:style-name="T90">TM1</text:span></text:span><text:span text:style-name="T90">: depositi con carico di incendio specifico q</text:span><text:span text:style-name="T45">f</text:span><text:span text:style-name="T90"> &gt; 600 MJ/m</text:span><text:span text:style-name="T55">2</text:span><text:span text:style-name="T90">, aventi superficie &gt; 200 m</text:span><text:span text:style-name="T55">2</text:span><text:span text:style-name="T90">;</text:span></text:p>
          <text:p text:style-name="P49"><text:span text:style-name="Strong_20_Emphasis"><text:span text:style-name="T90">TM2</text:span></text:span><text:span text:style-name="T90">: depositi con carico di incendio specifico q</text:span><text:span text:style-name="T45">f</text:span><text:span text:style-name="T90"> &gt; 1200 MJ/m</text:span><text:span text:style-name="T55">2</text:span><text:span text:style-name="T90">;</text:span></text:p>
          <text:p text:style-name="P49"><text:span text:style-name="Strong_20_Emphasis"><text:span text:style-name="T90">TM3</text:span></text:span><text:span text:style-name="T90">: depositi di servizio alla scena di superficie &gt; 50 m</text:span><text:span text:style-name="T55">2</text:span><text:span text:style-name="T90">;</text:span></text:p>
          <text:p text:style-name="P49"><text:soft-page-break/><text:span text:style-name="Strong_20_Emphasis"><text:span text:style-name="T90">TT1</text:span></text:span><text:span text:style-name="T90">: locali in cui siano presenti quantità significative di apparecchiature elettriche ed elettroniche, locali tecnici rilevanti ai fini della sicurezza antincendio;</text:span></text:p>
        </text:list-header>
      </text:list>
      <text:list xml:id="list101639673601550" text:continue-list="list101639696179724" text:style-name="EG_20_All_20_nota_20_auto">
        <text:list-item>
          <text:p text:style-name="P26">Ad esempio: CED, sala server, cabine elettriche, …</text:p>
        </text:list-item>
      </text:list>
      <text:list xml:id="list101641463563068" text:continue-list="list101639631126891" text:style-name="EG_20_All_20_commi">
        <text:list-header>
          <text:p text:style-name="P49"><text:span text:style-name="Strong_20_Emphasis"><text:span text:style-name="T90">TT2</text:span></text:span><text:span text:style-name="T90">: aree destinate alla ricarica di accumulatori elettrici di trazione;</text:span></text:p>
        </text:list-header>
      </text:list>
      <text:list xml:id="list101641430010212" text:continue-list="list101639673601550" text:style-name="EG_20_All_20_nota_20_auto">
        <text:list-item>
          <text:p text:style-name="P26">Ad esempio: muletti, transpallet, macchine per la pulizia con uomo a bordo, …</text:p>
        </text:list-item>
      </text:list>
      <text:list xml:id="list101640989972136" text:continue-list="list101641463563068" text:style-name="EG_20_All_20_commi">
        <text:list-header>
          <text:p text:style-name="P49"><text:span text:style-name="Strong_20_Emphasis"><text:span text:style-name="T90">TZ</text:span></text:span><text:span text:style-name="T90">: altre aree non ricomprese nelle precedenti.</text:span></text:p>
        </text:list-header>
      </text:list>
      <text:list xml:id="list101641159238227" text:continue-list="list101641430010212" text:style-name="EG_20_All_20_nota_20_auto">
        <text:list-item>
          <text:p text:style-name="P26">Ad esempio: cabine per la proiezione di film su supporto combustibile, …</text:p>
        </text:list-item>
      </text:list>
      <text:list xml:id="list101639909614955" text:continue-list="list101640989972136" text:style-name="EG_20_All_20_commi">
        <text:list-item>
          <text:p text:style-name="P54">Sono considerate aree a rischio specifico (<text:span text:style-name="T51">c</text:span>apitolo V.1) almeno le seguenti aree: TK1, TM2 <text:span text:style-name="T51">e </text:span>TM3.</text:p>
        </text:list-item>
        <text:list-item>
          <text:p text:style-name="P55">È ammessa la classificazione in relazione al numero degli occupanti dell<text:span text:style-name="T89">a</text:span> singol<text:span text:style-name="T89">a</text:span> sal<text:span text:style-name="T89">a</text:span> dell’attività, <text:span text:style-name="T6">quando</text:span> le sale ed i relativi ambiti (es. foyer, connettivi, …) siano funzionalmente indipendenti, compartimentat<text:span text:style-name="T89">i</text:span> e<text:span text:style-name="T6">d abbiano</text:span> sistemi d’esodo indipendenti.</text:p>
        </text:list-item>
      </text:list>
      <text:h text:style-name="P34" text:outline-level="3"><text:bookmark-start text:name="__RefHeading___Toc2390_3957911219"/>Valutazione del rischio di incendio<text:bookmark-end text:name="__RefHeading___Toc2390_3957911219"/></text:h>
      <text:list xml:id="list101640814439063" text:continue-list="list101639909614955" text:style-name="EG_20_All_20_commi">
        <text:list-item text:start-value="1">
          <text:p text:style-name="P54">La progettazione della sicurezza antincendio deve essere effettuata <text:span text:style-name="T136">applicando</text:span> la metodologia di cui al capitolo G.2.</text:p>
        </text:list-item>
      </text:list>
      <text:list xml:id="list101640143705166" text:continue-list="list101641159238227" text:style-name="EG_20_All_20_nota_20_auto">
        <text:list-item>
          <text:p text:style-name="P27"><text:span text:style-name="T66">Ne</text:span><text:span text:style-name="T67">i luoghi</text:span> <text:span text:style-name="T66">occasionalmente dedicat</text:span><text:span text:style-name="T67">i</text:span><text:span text:style-name="T66"> ad attività di pubblico spettacolo </text:span><text:span text:style-name="T67">(es. piazze, …)</text:span><text:span text:style-name="T66">, il progettista </text:span><text:span text:style-name="T69">considera</text:span><text:span text:style-name="T66"> il rischio determinato da eventuali ulteriori aspetti di contesto, quali ad esempio: arredo urbano, interferenze con attività limitrofe, </text:span><text:span text:style-name="T70">punti di somministrazione di cibo e bevande,</text:span><text:span text:style-name="T66"> delimitazioni e barriere alla libera circolazione determinate da altre esigenze </text:span><text:span text:style-name="T67">(es. antintrusione, </text:span><text:span text:style-name="T68">protezione di </text:span><text:span text:style-name="T67">impianti tecnologici, …)</text:span><text:span text:style-name="T66">, … </text:span></text:p>
        </text:list-item>
      </text:list>
      <text:list xml:id="list101640831333310" text:continue-list="list101640814439063" text:style-name="EG_20_All_20_commi">
        <text:list-item>
          <text:p text:style-name="P54">I profili di rischio sono determinati secondo la metodologia di cui al capitolo G.3.</text:p>
        </text:list-item>
        <text:list-item>
          <text:p text:style-name="P56"><text:span text:style-name="T17">L’</text:span>impieg<text:span text:style-name="T115">o</text:span> di articoli pirotecnici, fiamme libere, <text:span text:style-name="T17">sostanze o miscele pericolose,</text:span> armi scenografiche deve essere oggetto di specifica valutazione del rischio<text:span text:style-name="T18"> ed</text:span><text:span text:style-name="T131"> autorizzato secondo le procedure di legge</text:span><text:span text:style-name="T132">.</text:span></text:p>
        </text:list-item>
        <text:list-item>
          <text:p text:style-name="P57"><text:span text:style-name="T1">Gli allestimenti</text:span> e gli impianti temporanei, privi di normativa di riferimento, <text:span text:style-name="T43">dev</text:span>ono<text:span text:style-name="T43"> essere oggetto di specifica valutazione del rischio.</text:span></text:p>
        </text:list-item>
      </text:list>
      <text:h text:style-name="P34" text:outline-level="3"><text:bookmark-start text:name="__RefHeading___Toc2392_3957911219"/>Strategia antincendio<text:bookmark-end text:name="__RefHeading___Toc2392_3957911219"/></text:h>
      <text:list xml:id="list101640988487409" text:continue-list="list101640831333310" text:style-name="EG_20_All_20_commi">
        <text:list-item text:start-value="1">
          <text:p text:style-name="P54">Devono essere applicate tutte le misure antincendio dell<text:span text:style-name="T48">a </text:span>regola tecnica orizzontale attribuendo i livelli di prestazione secondo i criteri in esse definiti, fermo restando quanto indicato al successivo comma 3.</text:p>
        </text:list-item>
        <text:list-item>
          <text:p text:style-name="P54">Devono essere applicate le prescrizioni del capitolo V.1 in merito alle aree a rischio specifico e le prescrizioni delle altre regole tecniche verticali, ove pertinenti.</text:p>
        </text:list-item>
        <text:list-item>
          <text:p text:style-name="P58"><text:span text:style-name="T43">Nei paragrafi che seguono sono riportate le indicazioni complementari o sostitutive delle soluzioni conformi previste dai corrispondenti livelli di prestazione della RT</text:span><text:span text:style-name="T49">O.</text:span></text:p>
        </text:list-item>
      </text:list>
      <text:h text:style-name="P35" text:outline-level="4"><text:bookmark-start text:name="__RefHeading___Toc22711_1815129889"/>Reazione al fuoco<text:bookmark-end text:name="__RefHeading___Toc22711_1815129889"/></text:h>
      <text:list xml:id="list101639619602736" text:continue-list="list101640988487409" text:style-name="EG_20_All_20_commi">
        <text:list-item text:start-value="1">
          <text:p text:style-name="P59">Nelle vie d’esodo verticali, passaggi di comunicazione delle vie d’esodo orizzontali (es. corridoi, atri, spazi calmi, filtri, …) devono essere impiegati materiali appartenenti almeno al gruppo GM2 di reazione al fuoco (<text:span text:style-name="T52">c</text:span>apitolo S.1).</text:p>
        </text:list-item>
        <text:list-item>
          <text:p text:style-name="P60">Nelle sale delle aree T<text:span text:style-name="T125">O</text:span>1:</text:p>
          <text:list>
            <text:list-item>
              <text:p text:style-name="P60">devono essere impiegati materiali appartenenti almeno al gruppo GM2 di reazione al fuoco;</text:p>
            </text:list-item>
            <text:list-item>
              <text:p text:style-name="P61"><text:span text:style-name="T108">per </text:span>le pavimentazioni, <text:span text:style-name="T11">possono</text:span> essere impiegati materiali appartenenti gruppo GM3 di reazione al fuoco;</text:p>
            </text:list-item>
            <text:list-item>
              <text:p text:style-name="P67">per le pavimentazioni in legno, è ammesso omettere i requisiti di reazione al fuoco, in assenza di condotte di ventilazione o riscaldamento, <text:span text:style-name="T14">condutture</text:span> <text:span text:style-name="T12">elettric</text:span><text:span text:style-name="T14">he</text:span> sottostanti.</text:p>
            </text:list-item>
          </text:list>
        </text:list-item>
        <text:list-item>
          <text:p text:style-name="P62"><text:span text:style-name="T11">Anche nel caso di scena integrata, è</text:span><text:span text:style-name="T52"> </text:span>ammesso omettere i requisiti di reazione al fuoco delle pavimentazioni in legno <text:span text:style-name="T121">del palcoscenico</text:span><text:span text:style-name="T122">.</text:span></text:p>
        </text:list-item>
      </text:list>
      <text:list xml:id="list101639545474483" text:continue-list="list101640143705166" text:style-name="EG_20_All_20_nota_20_auto">
        <text:list-item>
          <text:p text:style-name="P26">Per il capitolo S.1 è altresì ammesso omettere i requisiti di reazione al fuoco per materiale scenico non incluso in quinte, velari, tendaggi e simili.</text:p>
        </text:list-item>
      </text:list>
      <text:list xml:id="list101639992966465" text:continue-list="list101639619602736" text:style-name="EG_20_All_20_commi">
        <text:list-item>
          <text:p text:style-name="P63"><text:span text:style-name="T19">N</text:span>elle aree T<text:span text:style-name="T125">O</text:span>2 <text:span text:style-name="T133">e </text:span><text:span text:style-name="T19">per le</text:span><text:span text:style-name="T133"> </text:span><text:span text:style-name="T110">strutture vulnerabili in </text:span><text:span text:style-name="T20">condizioni</text:span><text:span text:style-name="T110"> d’incendio</text:span> <text:span text:style-name="T19">possono</text:span> essere impiegati materiali del gruppo GM3.</text:p>
        </text:list-item>
      </text:list>
      <text:list xml:id="list101640423860996" text:continue-list="list101639545474483" text:style-name="EG_20_All_20_nota_20_auto">
        <text:list-item>
          <text:p text:style-name="P29"><text:span text:style-name="T90">Come specificato nel capitolo S.2, le </text:span><text:span text:style-name="Emphasis"><text:span text:style-name="T90">strutture vulnerabili in </text:span></text:span><text:span text:style-name="Emphasis"><text:span text:style-name="T72">condizioni</text:span></text:span><text:span text:style-name="Emphasis"><text:span text:style-name="T90"> d’incendio</text:span></text:span><text:span text:style-name="T90"> sono ad esempio: tensostrutture, tunnel mobili, strutture a tenda, …</text:span></text:p>
        </text:list-item>
      </text:list>
      <text:h text:style-name="P36" text:outline-level="4"><text:bookmark-start text:name="__RefHeading___Toc2396_3957911219"/>Resistenza al fuoco<text:bookmark-end text:name="__RefHeading___Toc2396_3957911219"/></text:h>
      <text:list xml:id="list101639616150791" text:continue-list="list101639992966465" text:style-name="EG_20_All_20_commi">
        <text:list-item text:start-value="1">
          <text:p text:style-name="P64">La classe di resistenza al fuoco <text:span text:style-name="T59">dei compartimenti</text:span> (<text:span text:style-name="T60">c</text:span>apitolo <text:span text:style-name="T61">S.2</text:span>) non può essere inferiore a quanto previsto in tabella <text:sequence-ref text:reference-format="value" text:ref-name="refTable0">V.15-1</text:sequence-ref>.</text:p>
        </text:list-item>
        <text:list-item>
          <text:p text:style-name="P46"><text:span text:style-name="T22">Le indicazioni del precedente comma 1 non si applicano alle </text:span><text:span text:style-name="Emphasis"><text:span text:style-name="T98">st</text:span></text:span><text:span text:style-name="Emphasis"><text:span text:style-name="T90">rutture vulnerabili in </text:span></text:span><text:span text:style-name="Emphasis"><text:span text:style-name="T21">condizioni</text:span></text:span><text:span text:style-name="Emphasis"><text:span text:style-name="T90"> d’incendio</text:span></text:span><text:span text:style-name="T90"> </text:span><text:span text:style-name="T99">con </text:span><text:span text:style-name="T98">carico di incendio specifico </text:span><text:span text:style-name="T100">di progetto </text:span><text:span text:style-name="T99">q</text:span><text:span text:style-name="T46">f,</text:span><text:span text:style-name="T47">d</text:span><text:span text:style-name="T99"> </text:span><text:span text:style-name="T83">≤ </text:span><text:span text:style-name="T99">200 MJ/m</text:span><text:span text:style-name="T56">2</text:span><text:span text:style-name="T90">.</text:span></text:p>
        </text:list-item>
      </text:list>
      <text:list xml:id="list101640090298501" text:continue-list="list101640423860996" text:style-name="EG_20_All_20_nota_20_auto">
        <text:list-item>
          <text:p text:style-name="P30"><text:span text:style-name="T66">Come previsto al capitolo S.2, anche per</text:span> le <text:span text:style-name="T109">strutture vulnerabili in condizioni d’incendio</text:span> <text:span text:style-name="T66">non separate d</text:span>alle opere da costruzione, il valore del carico d’incendio specifico q<text:span text:style-name="T44">f</text:span> può essere riferito all’effettiva distribuzione dello stesso.</text:p>
        </text:list-item>
      </text:list>
      <table:table table:name="Tabella1" table:style-name="Tabella1">
        <table:table-column table:style-name="Tabella1.A" table:number-columns-repeated="2"/>
        <table:table-column table:style-name="Tabella1.C"/>
        <table:table-column table:style-name="Tabella1.A"/>
        <table:table-column table:style-name="Tabella1.E"/>
        <table:table-row>
          <table:table-cell table:style-name="Tabella1.A1" table:number-rows-spanned="2" office:value-type="string">
            <text:p text:style-name="P18">Compartimenti</text:p>
          </table:table-cell>
          <table:table-cell table:style-name="Tabella1.B1" table:number-columns-spanned="4" office:value-type="string">
            <text:p text:style-name="P18"><text:span text:style-name="T88">A</text:span>ttività</text:p>
          </table:table-cell>
          <table:covered-table-cell/>
          <table:covered-table-cell/>
          <table:covered-table-cell/>
        </table:table-row>
        <table:table-row>
          <table:covered-table-cell table:style-name="Tabella1.A2"/>
          <table:table-cell table:style-name="Tabella1.A2" office:value-type="string">
            <text:p text:style-name="P18">HA</text:p>
          </table:table-cell>
          <table:table-cell table:style-name="Tabella1.A2" office:value-type="string">
            <text:p text:style-name="P18">HB</text:p>
          </table:table-cell>
          <table:table-cell table:style-name="Tabella1.A2" office:value-type="string">
            <text:p text:style-name="P18">HC</text:p>
          </table:table-cell>
          <table:table-cell table:style-name="Tabella1.E2" office:value-type="string">
            <text:p text:style-name="P18">HD</text:p>
          </table:table-cell>
        </table:table-row>
        <table:table-row>
          <table:table-cell table:style-name="Tabella1.A3" office:value-type="string">
            <text:p text:style-name="P3">Fuori terra</text:p>
          </table:table-cell>
          <table:table-cell table:style-name="Tabella1.B3" office:value-type="string">
            <text:p text:style-name="P17">30 [1]</text:p>
          </table:table-cell>
          <table:table-cell table:style-name="Tabella1.C3" table:number-columns-spanned="2" office:value-type="string">
            <text:p text:style-name="P17">60</text:p>
          </table:table-cell>
          <table:covered-table-cell/>
          <table:table-cell table:style-name="Tabella1.E3" office:value-type="string">
            <text:p text:style-name="P17">90</text:p>
          </table:table-cell>
        </table:table-row>
        <table:table-row>
          <table:table-cell table:style-name="Tabella1.A4" office:value-type="string">
            <text:p text:style-name="P3">Interrati</text:p>
          </table:table-cell>
          <table:table-cell table:style-name="Tabella1.B4" office:value-type="string">
            <text:p text:style-name="P17">-</text:p>
          </table:table-cell>
          <table:table-cell table:style-name="Tabella1.C4" table:number-columns-spanned="3" office:value-type="string">
            <text:p text:style-name="P17">90</text:p>
          </table:table-cell>
          <table:covered-table-cell/>
          <table:covered-table-cell/>
        </table:table-row>
        <table:table-row>
          <table:table-cell table:style-name="Tabella1.A5" table:number-columns-spanned="5" office:value-type="string">
            <text:p text:style-name="P9">[1] Per le attività che occup<text:span text:style-name="T136">a</text:span>no un unico piano a quota compresa fra -1 m e +1 m, in opere da costruzione destinate esclusivamente a tali attività e compartimentate rispetto ad altre opere da costruzione, senza comunicazioni, si applica la classe minima di resistenza al fuoco indicata nel capitolo S.2.</text:p>
          </table:table-cell>
          <table:covered-table-cell/>
          <table:covered-table-cell/>
          <table:covered-table-cell/>
          <table:covered-table-cell/>
        </table:table-row>
      </table:table>
      <text:p text:style-name="P11">Tabella <text:sequence text:ref-name="refTable0" text:name="Table" text:formula="ooow:Table+1" style:num-format="1">V.15-1</text:sequence>: Classe di resistenza la fuoco</text:p>
      <text:h text:style-name="P35" text:outline-level="4"><text:bookmark-start text:name="__RefHeading___Toc22713_1815129889"/>Compartimentazione<text:bookmark-end text:name="__RefHeading___Toc22713_1815129889"/></text:h>
      <text:list xml:id="list101641348193901" text:continue-list="list101639616150791" text:style-name="EG_20_All_20_commi">
        <text:list-item text:start-value="1">
          <text:p text:style-name="P68">Le aree T<text:span text:style-name="T125">O</text:span>1, T<text:span text:style-name="T129">A</text:span><text:span text:style-name="T119">1</text:span> devono rispettare le quote di piano, le limitazioni e le misure antincendio della tabella <text:sequence-ref text:reference-format="value" text:ref-name="refTable1">V.15-2</text:sequence-ref><text:span text:style-name="T2">.</text:span></text:p>
        </text:list-item>
        <text:list-item>
          <text:p text:style-name="P68">Le aree dell’attività devono avere le caratteristiche di compartimentazione (<text:span text:style-name="T63">c</text:span>apitolo S.3) previste in tabella <text:sequence-ref text:reference-format="value" text:ref-name="refTable2">V.15-3</text:sequence-ref><text:span text:style-name="T2">.</text:span></text:p>
        </text:list-item>
        <text:list-item>
          <text:p text:style-name="P68"><text:span text:style-name="T13">Per ciascuna</text:span> sala:</text:p>
          <text:list>
            <text:list-item>
              <text:p text:style-name="P68">non si applicano i limiti della <text:span text:style-name="T130">m</text:span>assima superficie lorda dei compartimenti del <text:span text:style-name="T2">c</text:span>apitolo S.3;</text:p>
            </text:list-item>
            <text:list-item>
              <text:p text:style-name="P68">è ammessa la compartimentazione multipiano del <text:span text:style-name="T2">c</text:span>apitolo S.3 indipendentemente dalle quote dei piani accessibili al pubblico.</text:p>
            </text:list-item>
          </text:list>
        </text:list-item>
      </text:list>
      <text:list xml:id="list101641084916125" text:continue-list="list101640090298501" text:style-name="EG_20_All_20_nota_20_auto">
        <text:list-item>
          <text:p text:style-name="P26">Ad esempio: per i piani dei soppalchi, delle gallerie, delle gradinate, dei loggioni, …</text:p>
        </text:list-item>
      </text:list>
      <text:list xml:id="list101641242924523" text:continue-list="list101641348193901" text:style-name="EG_20_All_20_commi">
        <text:list-item>
          <text:p text:style-name="P65"><text:span text:style-name="T7">Ove sia dimostrata necessità funzionale, sono ammesse</text:span> <text:span text:style-name="T112">le seguenti </text:span>comunicazioni:</text:p>
          <text:list>
            <text:list-item>
              <text:p text:style-name="P65"><text:span text:style-name="T117">di tipo </text:span><text:span text:style-name="T114">a prova di fumo, </text:span>tra <text:span text:style-name="T9">l’</text:span>attività <text:span text:style-name="T114">ed altre attività</text:span><text:span text:style-name="T8"> </text:span><text:span text:style-name="T9">con</text:span><text:span text:style-name="T112"> sistemi d’esodo indipendenti;</text:span></text:p>
            </text:list-item>
            <text:list-item>
              <text:p text:style-name="P66">di tipo a prova di fumo, tra l’attività <text:span text:style-name="T113">classificata </text:span>OA+HA o OA+HB ed altre attività civili con sistemi d’esodo comuni;</text:p>
            </text:list-item>
            <text:list-item>
              <text:p text:style-name="P66"><text:span text:style-name="T61">di </text:span>tipo protetto con chiusure almeno E 30-S<text:span text:style-name="T44">a</text:span>, tra l’attività ed altre attività civili con sistemi d’esodo indipendenti;</text:p>
            </text:list-item>
            <text:list-item>
              <text:p text:style-name="P66">di tipo protetto, tra l’attività ed altre attività dei complessi multifunzionali con sistemi d’esodo comuni;</text:p>
            </text:list-item>
            <text:list-item>
              <text:p text:style-name="P69">senza requisiti di compartimentazion<text:span text:style-name="T64">e:</text:span></text:p>
              <text:list>
                <text:list-item>
                  <text:p text:style-name="P69">tra l’attività classificat<text:span text:style-name="T113">a</text:span> OA+HA ed altre attività dei complessi multifunzionali con sistemi d’esodo comuni;</text:p>
                </text:list-item>
                <text:list-item>
                  <text:p text:style-name="P68">tra l’attività dotat<text:span text:style-name="T113">a</text:span> di controllo dell’incendio (<text:span text:style-name="T2">c</text:span>apitolo S.6) di livello di prestazione V e di controllo fumo e calore (<text:span text:style-name="T2">c</text:span>apitolo S.8) di livello di prestazione III ed altre attività dei complessi multifunzionali con sistemi d’esodo comuni.</text:p>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8">Quote dei piani</text:p>
          </table:table-cell>
          <table:table-cell table:style-name="Tabella4.B1" office:value-type="string">
            <text:p text:style-name="P19">Attività</text:p>
          </table:table-cell>
          <table:table-cell table:style-name="Tabella4.C1" office:value-type="string">
            <text:p text:style-name="P8">Misure antincendio aggiuntive</text:p>
          </table:table-cell>
        </table:table-row>
        <table:table-row table:style-name="Tabella4.1">
          <table:table-cell table:style-name="Tabella4.A2" table:number-rows-spanned="2" office:value-type="string">
            <text:p text:style-name="P7">-5 m ≤ h &lt; -1 m [1]</text:p>
          </table:table-cell>
          <table:table-cell table:style-name="Tabella4.A2" office:value-type="string">
            <text:p text:style-name="P4">OA</text:p>
          </table:table-cell>
          <table:table-cell table:style-name="Tabella4.C2" office:value-type="string">
            <text:p text:style-name="P4"><text:span text:style-name="T118">A</text:span>lmeno una via d’esodo verticale di tipo protetto.</text:p>
          </table:table-cell>
        </table:table-row>
        <table:table-row table:style-name="Tabella4.1">
          <table:covered-table-cell table:style-name="Tabella4.A2"/>
          <table:table-cell table:style-name="Tabella4.A2" office:value-type="string">
            <text:p text:style-name="P4">Tutte <text:span text:style-name="T33">eccetto</text:span> OA</text:p>
          </table:table-cell>
          <table:table-cell table:style-name="Tabella4.C2" office:value-type="string">
            <text:p text:style-name="P4">Controllo di fumi e calore (<text:span text:style-name="T63">c</text:span>apitolo S.8) di livello di prestazione III [<text:span text:style-name="T118">2</text:span>] <text:span text:style-name="T63">ed a</text:span>lmeno due vie d’esodo verticali di tipo protetto.</text:p>
          </table:table-cell>
        </table:table-row>
        <table:table-row table:style-name="Tabella4.1">
          <table:table-cell table:style-name="Tabella4.A2" office:value-type="string">
            <text:p text:style-name="P7">-10 m ≤ h &lt; -5 m [<text:span text:style-name="T118">3</text:span>]</text:p>
          </table:table-cell>
          <table:table-cell table:style-name="Tabella4.A2" office:value-type="string">
            <text:p text:style-name="P4">Tutte</text:p>
          </table:table-cell>
          <table:table-cell table:style-name="Tabella4.C2" office:value-type="string">
            <text:list xml:id="list968485080" text:style-name="EG_20_Elenco_20_semplice">
              <text:list-item>
                <text:p text:style-name="P43">Gestione dell’emergenza (<text:span text:style-name="T63">c</text:span>apitolo S.5) di livello di prestazione III;</text:p>
              </text:list-item>
              <text:list-item>
                <text:p text:style-name="P43">Controllo dell’incendio (<text:span text:style-name="T63">c</text:span>apitolo S.6) di livello di prestazione IV;</text:p>
              </text:list-item>
              <text:list-item>
                <text:p text:style-name="P43">Controllo di fumi e calore (<text:span text:style-name="T63">c</text:span>apitolo S.8) di livello di prestazione III [<text:span text:style-name="T118">2</text:span>];</text:p>
              </text:list-item>
              <text:list-item>
                <text:p text:style-name="P43">Almeno due vie d’esodo verticali a prova di fumo.</text:p>
              </text:list-item>
            </text:list>
          </table:table-cell>
        </table:table-row>
        <table:table-row table:style-name="Tabella4.1">
          <table:table-cell table:style-name="Tabella4.A2" office:value-type="string">
            <text:p text:style-name="P7"><text:span text:style-name="T85">h</text:span> &gt; 24 m</text:p>
          </table:table-cell>
          <table:table-cell table:style-name="Tabella4.A2" office:value-type="string">
            <text:p text:style-name="P4">Tutte <text:span text:style-name="T33">eccetto</text:span> OA</text:p>
          </table:table-cell>
          <table:table-cell table:style-name="Tabella4.C2" office:value-type="string">
            <text:p text:style-name="P4">Tutte le vie d’esodo a prova di fumo</text:p>
          </table:table-cell>
        </table:table-row>
        <table:table-row table:style-name="Tabella4.1">
          <table:table-cell table:style-name="Tabella4.A6" table:number-columns-spanned="3" office:value-type="string">
            <text:p text:style-name="P5">[1] Nel caso di un solo piano interrato è ammesso h <text:span text:style-name="T33">fino</text:span> a -7,5 m.</text:p>
            <text:p text:style-name="P5">[<text:span text:style-name="T118">2</text:span>] Per le singole sale di superficie ≤ 600 m<text:span text:style-name="T53">2</text:span> è ammesso il livello di prestazione II con aperture di smaltimento di tipo SEb o SEc.</text:p>
            <text:p text:style-name="P5">[<text:span text:style-name="T118">3</text:span>] Nel limite massimo di due piani interrati.</text:p>
          </table:table-cell>
          <table:covered-table-cell/>
          <table:covered-table-cell/>
        </table:table-row>
      </table:table>
      <text:p text:style-name="P6"><text:span text:style-name="T62">Tabella </text:span><text:span text:style-name="T62"><text:sequence text:ref-name="refTable1" text:name="Table" text:formula="ooow:Table+1" style:num-format="1">V.15-2</text:sequence></text:span><text:span text:style-name="T62">: </text:span><text:span text:style-name="T63">Q</text:span><text:span text:style-name="T62">uote di piano, limitazioni e misure antincendio delle aree T</text:span><text:span text:style-name="T125">O</text:span><text:span text:style-name="T62">1 </text:span><text:span text:style-name="T134">e</text:span><text:span text:style-name="T62"> T</text:span><text:span text:style-name="T129">A</text:span><text:span text:style-name="T119">1</text:span></text:p>
      <table:table table:name="Tabella3" table:style-name="Tabella3">
        <table:table-column table:style-name="Tabella3.A"/>
        <table:table-column table:style-name="Tabella3.B" table:number-columns-repeated="3"/>
        <table:table-column table:style-name="Tabella3.E"/>
        <text:soft-page-break/>
        <table:table-row>
          <table:table-cell table:style-name="Tabella3.A1" table:number-rows-spanned="2" office:value-type="string">
            <text:p text:style-name="P18">Are<text:span text:style-name="T88">a</text:span></text:p>
          </table:table-cell>
          <table:table-cell table:style-name="Tabella3.B1" table:number-columns-spanned="4" office:value-type="string">
            <text:p text:style-name="P18"><text:span text:style-name="T88">A</text:span>ttività</text:p>
          </table:table-cell>
          <table:covered-table-cell/>
          <table:covered-table-cell/>
          <table:covered-table-cell/>
        </table:table-row>
        <table:table-row>
          <table:covered-table-cell table:style-name="Tabella3.A2"/>
          <table:table-cell table:style-name="Tabella3.A2" office:value-type="string">
            <text:p text:style-name="P18">HA</text:p>
          </table:table-cell>
          <table:table-cell table:style-name="Tabella3.A2" office:value-type="string">
            <text:p text:style-name="P18">HB</text:p>
          </table:table-cell>
          <table:table-cell table:style-name="Tabella3.A2" office:value-type="string">
            <text:p text:style-name="P18">HC</text:p>
          </table:table-cell>
          <table:table-cell table:style-name="Tabella3.E2" office:value-type="string">
            <text:p text:style-name="P18">HD</text:p>
          </table:table-cell>
        </table:table-row>
        <table:table-row>
          <table:table-cell table:style-name="Tabella3.A3" office:value-type="string">
            <text:p text:style-name="Table_20_Contents"><text:span text:style-name="Car._20_predefinito_20_paragrafo"><text:span text:style-name="T90">T</text:span></text:span><text:span text:style-name="Car._20_predefinito_20_paragrafo"><text:span text:style-name="T91">O</text:span></text:span><text:span text:style-name="Car._20_predefinito_20_paragrafo"><text:span text:style-name="T90">1, T</text:span></text:span><text:span text:style-name="Car._20_predefinito_20_paragrafo"><text:span text:style-name="T92">A</text:span></text:span><text:span text:style-name="Car._20_predefinito_20_paragrafo"><text:span text:style-name="T101">1</text:span></text:span></text:p>
          </table:table-cell>
          <table:table-cell table:style-name="Tabella3.B3" table:number-columns-spanned="4" office:value-type="string">
            <text:p text:style-name="P17">Nessun requisito</text:p>
          </table:table-cell>
          <table:covered-table-cell/>
          <table:covered-table-cell/>
          <table:covered-table-cell/>
        </table:table-row>
        <table:table-row>
          <table:table-cell table:style-name="Tabella3.A4" office:value-type="string">
            <text:p text:style-name="P3"><text:span text:style-name="T120">T</text:span><text:span text:style-name="T129">A</text:span><text:span text:style-name="T120">2, </text:span>T<text:span text:style-name="T129">A</text:span><text:span text:style-name="T123">3</text:span>, TK2 [1],<text:line-break/>TM1 [2], TM3, TT1, TT2</text:p>
          </table:table-cell>
          <table:table-cell table:style-name="Tabella3.B4" table:number-columns-spanned="4" office:value-type="string">
            <text:p text:style-name="P17">Di tipo protetto</text:p>
          </table:table-cell>
          <table:covered-table-cell/>
          <table:covered-table-cell/>
          <table:covered-table-cell/>
        </table:table-row>
        <table:table-row>
          <table:table-cell table:style-name="Tabella3.A5" office:value-type="string">
            <text:p text:style-name="P3">TK1, TM2</text:p>
          </table:table-cell>
          <table:table-cell table:style-name="Tabella3.B5" table:number-columns-spanned="2" office:value-type="string">
            <text:p text:style-name="P17">Di tipo protetto [3]</text:p>
          </table:table-cell>
          <table:covered-table-cell/>
          <table:table-cell table:style-name="Tabella3.D5" table:number-columns-spanned="2" office:value-type="string">
            <text:p text:style-name="P17">Resto dell’attività a prova di fumo<text:line-break/>proveniente dalle aree TK1, TM2</text:p>
          </table:table-cell>
          <table:covered-table-cell/>
        </table:table-row>
        <table:table-row>
          <table:table-cell table:style-name="Tabella3.A6" office:value-type="string">
            <text:p text:style-name="P3">TZ</text:p>
          </table:table-cell>
          <table:table-cell table:style-name="Tabella3.B6" table:number-columns-spanned="4" office:value-type="string">
            <text:p text:style-name="P17">Secondo valutazione del rischio</text:p>
          </table:table-cell>
          <table:covered-table-cell/>
          <table:covered-table-cell/>
          <table:covered-table-cell/>
        </table:table-row>
        <table:table-row>
          <table:table-cell table:style-name="Tabella3.A7" table:number-columns-spanned="5" office:value-type="string">
            <text:p text:style-name="P3">[1] <text:span text:style-name="T63">N</text:span>essun requisito per il boccascena.</text:p>
            <text:p text:style-name="P3">[2] <text:span text:style-name="T32">N</text:span>essun requisito per i locali guardaroba permanentemente presidiati.</text:p>
            <text:p text:style-name="P3">[3] <text:span text:style-name="T32">D</text:span>i tipo a prova di fumo se ubicati a quota &lt; -1 m.</text:p>
          </table:table-cell>
          <table:covered-table-cell/>
          <table:covered-table-cell/>
          <table:covered-table-cell/>
          <table:covered-table-cell/>
        </table:table-row>
      </table:table>
      <text:p text:style-name="P12"><text:span text:style-name="T62">Tabella </text:span><text:span text:style-name="T62"><text:sequence text:ref-name="refTable2" text:name="Table" text:formula="ooow:Table+1" style:num-format="1">V.15-3</text:sequence></text:span><text:span text:style-name="T62">: </text:span><text:span text:style-name="T63">C</text:span><text:span text:style-name="T62">ompartimentazione</text:span></text:p>
      <text:h text:style-name="P37" text:outline-level="4"><text:bookmark-start text:name="__RefHeading___Toc2400_3957911219"/>Esodo<text:bookmark-end text:name="__RefHeading___Toc2400_3957911219"/></text:h>
      <text:list xml:id="list101639760734445" text:continue-list="list101641242924523" text:style-name="EG_20_All_20_commi">
        <text:list-item text:start-value="1">
          <text:p text:style-name="P68">Il sistema d’esodo delle aree T<text:span text:style-name="T125">O1 e TO2</text:span>:</text:p>
          <text:list>
            <text:list-item>
              <text:p text:style-name="P70">non può prevedere tornelli;</text:p>
            </text:list-item>
            <text:list-item>
              <text:p text:style-name="P70"><text:span text:style-name="T127">non può prevedere porte ad apertura automatica, </text:span><text:span text:style-name="T15">in caso di </text:span><text:span text:style-name="T127">occupanti prevalentemente in piedi e densità d’affollamento &gt; 0,7 pp/m</text:span><text:span text:style-name="T57">2</text:span><text:span text:style-name="T127">;</text:span></text:p>
            </text:list-item>
            <text:list-item>
              <text:p text:style-name="P71">non deve attraversare le altre tipologie di aree classificate al <text:span text:style-name="T5">paragrafo </text:span><text:span text:style-name="T5"><text:bookmark-ref text:reference-format="number" text:ref-name="__RefHeading___Toc2158_3957911219">V.15.3</text:bookmark-ref></text:span><text:span text:style-name="T5">,</text:span> comma <text:span text:style-name="T115">2.</text:span></text:p>
            </text:list-item>
          </text:list>
        </text:list-item>
      </text:list>
      <text:list xml:id="list101641186835563" text:continue-list="list101641084916125" text:style-name="EG_20_All_20_nota_20_auto">
        <text:list-item>
          <text:p text:style-name="EG_20_Nota">L’affollamento complessivo è calcolat<text:span text:style-name="T135">o</text:span> con riferimento alle <text:span text:style-name="T109">densità di affollamento</text:span> ed ai <text:span text:style-name="T109">criteri</text:span> del <text:span text:style-name="T135">c</text:span>apitolo S.4 <text:span text:style-name="T71">per ciascun</text:span> ambit<text:span text:style-name="T135">o</text:span> <text:span text:style-name="T71">oppure</text:span> impiegando soluzioni alternative.</text:p>
        </text:list-item>
      </text:list>
      <text:h text:style-name="P38" text:outline-level="4"><text:bookmark-start text:name="__RefHeading___Toc2402_3957911219"/>Gestione della sicurezza antincendio<text:bookmark-end text:name="__RefHeading___Toc2402_3957911219"/></text:h>
      <text:list xml:id="list101641307104235" text:continue-list="list101639760734445" text:style-name="EG_20_All_20_commi">
        <text:list-item text:start-value="1">
          <text:p text:style-name="Text_20_body"><text:span text:style-name="T23">La GSA in esercizio d</text:span><text:span text:style-name="T90">ev</text:span><text:span text:style-name="T102">e</text:span><text:span text:style-name="T90"> </text:span><text:span text:style-name="T24">prev</text:span><text:span text:style-name="T23">edere</text:span><text:span text:style-name="T24"> </text:span><text:span text:style-name="Emphasis"><text:span text:style-name="T24">verifica</text:span></text:span><text:span text:style-name="T24"> prima </text:span><text:span text:style-name="T25">dell’apertura al pubblico dell’attività</text:span><text:span text:style-name="T24"> e </text:span><text:span text:style-name="T31">la </text:span><text:span text:style-name="T23">successiv</text:span><text:span text:style-name="T26">a</text:span><text:span text:style-name="T90"> </text:span><text:span text:style-name="Emphasis"><text:span text:style-name="T103">sorveglianza</text:span></text:span><text:span text:style-name="Emphasis"><text:span text:style-name="T138"> </text:span></text:span><text:span text:style-name="Emphasis"><text:span text:style-name="T139">durante l’esercizio</text:span></text:span><text:span text:style-name="T104">, </text:span><text:span text:style-name="T107">con</text:span><text:span text:style-name="T104"> particolare </text:span><text:span text:style-name="T107">riguardo ai</text:span><text:span text:style-name="T104"> </text:span><text:span text:style-name="T90">locali e </text:span><text:span text:style-name="T107">alle </text:span><text:span text:style-name="T90">vie d’esodo, </text:span><text:span text:style-name="T107">ai </text:span><text:span text:style-name="T24">sistemi d</text:span><text:span text:style-name="T90">i protezione attiva </text:span><text:span text:style-name="T104">ed</text:span><text:span text:style-name="T90"> </text:span><text:span text:style-name="T107">agli </text:span><text:span text:style-name="T90">impianti rilevanti ai fini della sicurezza antincendio.</text:span></text:p>
        </text:list-item>
        <text:list-item>
          <text:p text:style-name="P68">Nelle attività di tipo OC+HC, OC+HD <text:span text:style-name="T10">o</text:span> OD il centro di gestione delle emergenze deve essere ubicato in apposito locale ad uso esclusivo (<text:span text:style-name="T65">c</text:span>apitolo S.5).</text:p>
        </text:list-item>
      </text:list>
      <text:h text:style-name="P35" text:outline-level="4"><text:bookmark-start text:name="__RefHeading___Toc2404_3957911219"/>Controllo dell’incendio<text:bookmark-end text:name="__RefHeading___Toc2404_3957911219"/></text:h>
      <text:list xml:id="list101641350406652" text:continue-list="list101641307104235" text:style-name="EG_20_All_20_commi">
        <text:list-item text:start-value="1">
          <text:p text:style-name="P68">Le attività devono essere dotate di misure di controllo dell’incendio (<text:span text:style-name="T74">c</text:span>apitolo S.6) secondo i livelli di prestazione previsti in tabella <text:sequence-ref text:reference-format="value" text:ref-name="refTable3">V.15-4</text:sequence-ref><text:span text:style-name="T74">.</text:span></text:p>
        </text:list-item>
        <text:list-item>
          <text:p text:style-name="P68">Ai fini della eventuale applicazione della norma UNI 10779, <text:span text:style-name="T137">nella progettazione delle </text:span><text:span text:style-name="T111">reti di idranti</text:span><text:span text:style-name="T137">, </text:span>devono essere adottati i parametri minimi riportati in tabella <text:sequence-ref text:reference-format="value" text:ref-name="refTable4">V.15-5</text:sequence-ref><text:span text:style-name="T3">.</text:span></text:p>
        </text:list-item>
        <text:list-item>
          <text:p text:style-name="P68"><text:span text:style-name="T3">Per la progettazione dell’eventuale impianto automatico di controllo o estinzione dell’incendio di tipo sprinkler, secondo la norma UNI EN 12845, devono essere adottati i parametri riportati in tabella </text:span><text:span text:style-name="T3"><text:sequence-ref text:reference-format="value" text:ref-name="refTable5">V.15-6</text:sequence-ref></text:span><text:span text:style-name="T3">.</text:span></text:p>
        </text:list-item>
      </text:list>
      <table:table table:name="Tabella6" table:style-name="Tabella6">
        <table:table-column table:style-name="Tabella6.A" table:number-columns-repeated="5"/>
        <table:table-column table:style-name="Tabella6.F"/>
        <table:table-row table:style-name="Tabella6.1">
          <table:table-cell table:style-name="Tabella6.A1" table:number-rows-spanned="2" office:value-type="string">
            <text:p text:style-name="P18"><text:span text:style-name="T86">A</text:span>ttività</text:p>
          </table:table-cell>
          <table:table-cell table:style-name="Tabella6.A1" table:number-rows-spanned="2" office:value-type="string">
            <text:p text:style-name="P18">Are<text:span text:style-name="T36">a</text:span></text:p>
          </table:table-cell>
          <table:table-cell table:style-name="Tabella6.C1" table:number-columns-spanned="4" office:value-type="string">
            <text:p text:style-name="P18"><text:span text:style-name="T86">A</text:span>ttività</text:p>
          </table:table-cell>
          <table:covered-table-cell/>
          <table:covered-table-cell/>
          <table:covered-table-cell/>
        </table:table-row>
        <table:table-row table:style-name="Tabella6.1">
          <table:covered-table-cell table:style-name="Tabella6.A2"/>
          <table:covered-table-cell table:style-name="Tabella6.A2"/>
          <table:table-cell table:style-name="Tabella6.A2" office:value-type="string">
            <text:p text:style-name="P18">HA</text:p>
          </table:table-cell>
          <table:table-cell table:style-name="Tabella6.A2" office:value-type="string">
            <text:p text:style-name="P18">HB</text:p>
          </table:table-cell>
          <table:table-cell table:style-name="Tabella6.A2" office:value-type="string">
            <text:p text:style-name="P18">HC</text:p>
          </table:table-cell>
          <table:table-cell table:style-name="Tabella6.F2" office:value-type="string">
            <text:p text:style-name="P18">HD</text:p>
          </table:table-cell>
        </table:table-row>
        <table:table-row table:style-name="Tabella6.3">
          <table:table-cell table:style-name="Tabella6.A3" office:value-type="string">
            <text:p text:style-name="P3">OB</text:p>
          </table:table-cell>
          <table:table-cell table:style-name="Tabella6.B3" office:value-type="string">
            <text:p text:style-name="P17">T<text:span text:style-name="T125">O</text:span>1, T<text:span text:style-name="T129">A</text:span><text:span text:style-name="T119">1</text:span>, T<text:span text:style-name="T129">A</text:span><text:span text:style-name="T124">3</text:span></text:p>
          </table:table-cell>
          <table:table-cell table:style-name="Tabella6.C3" table:number-columns-spanned="2" office:value-type="string">
            <text:p text:style-name="P17">II [1]</text:p>
          </table:table-cell>
          <table:covered-table-cell/>
          <table:table-cell table:style-name="Tabella6.E3" table:number-columns-spanned="2" office:value-type="string">
            <text:p text:style-name="P17">III</text:p>
          </table:table-cell>
          <table:covered-table-cell/>
        </table:table-row>
        <table:table-row table:style-name="Tabella6.3">
          <table:table-cell table:style-name="Tabella6.A4" office:value-type="string">
            <text:p text:style-name="P3">OC, OD</text:p>
          </table:table-cell>
          <table:table-cell table:style-name="Tabella6.B4" office:value-type="string">
            <text:p text:style-name="P17">T<text:span text:style-name="T125">O</text:span>1, T<text:span text:style-name="T129">A</text:span><text:span text:style-name="T119">1</text:span>, T<text:span text:style-name="T129">A</text:span><text:span text:style-name="T124">3</text:span></text:p>
          </table:table-cell>
          <table:table-cell table:style-name="Tabella6.C4" table:number-columns-spanned="4" office:value-type="string">
            <text:p text:style-name="P17">III</text:p>
          </table:table-cell>
          <table:covered-table-cell/>
          <table:covered-table-cell/>
          <table:covered-table-cell/>
        </table:table-row>
        <table:table-row table:style-name="Tabella6.3">
          <table:table-cell table:style-name="Tabella6.A4" office:value-type="string">
            <text:p text:style-name="P3">OD</text:p>
          </table:table-cell>
          <table:table-cell table:style-name="Tabella6.B4" office:value-type="string">
            <text:p text:style-name="P17">T<text:span text:style-name="T125">O</text:span>2 [2]</text:p>
          </table:table-cell>
          <table:table-cell table:style-name="Tabella6.C5" table:number-columns-spanned="4" office:value-type="string">
            <text:p text:style-name="P17">III</text:p>
          </table:table-cell>
          <table:covered-table-cell/>
          <table:covered-table-cell/>
          <table:covered-table-cell/>
        </table:table-row>
        <table:table-row table:style-name="Tabella6.6">
          <table:table-cell table:style-name="Tabella6.A6" office:value-type="string">
            <text:p text:style-name="P3">Qualsiasi</text:p>
          </table:table-cell>
          <table:table-cell table:style-name="Tabella6.B6" office:value-type="string">
            <text:p text:style-name="P17"><text:span text:style-name="T120">T</text:span><text:span text:style-name="T129">A</text:span><text:span text:style-name="T120">2, </text:span>TK1, TK2</text:p>
          </table:table-cell>
          <table:table-cell table:style-name="Tabella6.C6" table:number-columns-spanned="2" office:value-type="string">
            <text:p text:style-name="P17">III [3]</text:p>
          </table:table-cell>
          <table:covered-table-cell/>
          <table:table-cell table:style-name="Tabella6.E6" table:number-columns-spanned="2" office:value-type="string">
            <text:p text:style-name="P17">IV</text:p>
          </table:table-cell>
          <table:covered-table-cell/>
        </table:table-row>
        <table:table-row table:style-name="Tabella6.7">
          <table:table-cell table:style-name="Tabella6.A7" office:value-type="string">
            <text:p text:style-name="P3">Qualsiasi</text:p>
          </table:table-cell>
          <table:table-cell table:style-name="Tabella6.B7" office:value-type="string">
            <text:p text:style-name="P17">TM2</text:p>
          </table:table-cell>
          <table:table-cell table:style-name="Tabella6.C7" table:number-columns-spanned="4" office:value-type="string">
            <text:p text:style-name="P17">IV</text:p>
          </table:table-cell>
          <table:covered-table-cell/>
          <table:covered-table-cell/>
          <table:covered-table-cell/>
        </table:table-row>
        <table:table-row table:style-name="Tabella6.8">
          <table:table-cell table:style-name="Tabella6.A8" office:value-type="string">
            <text:p text:style-name="P3">Qualsiasi</text:p>
          </table:table-cell>
          <table:table-cell table:style-name="Tabella6.B8" office:value-type="string">
            <text:p text:style-name="P17">TZ</text:p>
          </table:table-cell>
          <table:table-cell table:style-name="Tabella6.C8" table:number-columns-spanned="4" office:value-type="string">
            <text:p text:style-name="P17">Secondo valutazione del rischio</text:p>
          </table:table-cell>
          <table:covered-table-cell/>
          <table:covered-table-cell/>
          <table:covered-table-cell/>
        </table:table-row>
        <table:table-row table:style-name="Tabella6.9">
          <table:table-cell table:style-name="Tabella6.A9" table:number-columns-spanned="6" office:value-type="string">
            <text:p text:style-name="Contenuto_20_tabella_20_lungo"><text:span text:style-name="T90">[1] Livello di prestazione III per i compartimenti delle attività con carico d’incendio specifico q</text:span><text:span text:style-name="Car._20_predefinito_20_paragrafo"><text:span text:style-name="T45">f</text:span></text:span><text:span text:style-name="T90"> &gt; 600 MJ/m</text:span><text:span text:style-name="Car._20_predefinito_20_paragrafo"><text:span text:style-name="T55">2</text:span></text:span><text:span text:style-name="Car._20_predefinito_20_paragrafo"><text:span text:style-name="T90">.</text:span></text:span></text:p>
            <text:p text:style-name="Contenuto_20_tabella_20_lungo"><text:span text:style-name="T90">[2] Livello di prestazione riferito alle </text:span><text:span text:style-name="Emphasis"><text:span text:style-name="T90">attività soggette</text:span></text:span><text:span text:style-name="T90">.</text:span></text:p>
            <text:p text:style-name="P21"><text:span text:style-name="T90">[3] Livello di prestazione IV con carico d’incendio specifico q</text:span><text:span text:style-name="Car._20_predefinito_20_paragrafo"><text:span text:style-name="T45">f</text:span></text:span><text:span text:style-name="T90"> &gt; 900 MJ/m</text:span><text:span text:style-name="Car._20_predefinito_20_paragrafo"><text:span text:style-name="T55">2</text:span></text:span><text:span text:style-name="T90">, oppure con carico d’incendio specifico q</text:span><text:span text:style-name="Car._20_predefinito_20_paragrafo"><text:span text:style-name="T45">f</text:span></text:span><text:span text:style-name="T90"> &gt; 600 MJ/m</text:span><text:span text:style-name="Car._20_predefinito_20_paragrafo"><text:span text:style-name="T55">2</text:span></text:span><text:span text:style-name="T90"> se ubicate in opere da costruzione con presenza di altre attività (fabbricato o edificio di tipo misto).</text:span></text:p>
          </table:table-cell>
          <table:covered-table-cell/>
          <table:covered-table-cell/>
          <table:covered-table-cell/>
          <table:covered-table-cell/>
          <table:covered-table-cell/>
        </table:table-row>
      </table:table>
      <text:p text:style-name="P13">Tabella <text:sequence text:ref-name="refTable3" text:name="Table" text:formula="ooow:Table+1" style:num-format="1">V.15-4</text:sequence>: Livelli di prestazione per controllo dell’incendio</text:p>
      <table:table table:name="Tabella7" table:style-name="Tabella7">
        <table:table-column table:style-name="Tabella7.A" table:number-columns-repeated="5"/>
        <table:table-row table:style-name="Tabella7.1">
          <table:table-cell table:style-name="Tabella7.A1" table:number-columns-spanned="2" office:value-type="string">
            <text:p text:style-name="P18"><text:span text:style-name="T86">A</text:span>ttività</text:p>
          </table:table-cell>
          <table:covered-table-cell/>
          <table:table-cell table:style-name="Tabella7.A1" table:number-rows-spanned="2" office:value-type="string">
            <text:p text:style-name="P18">Livello di pericolosità</text:p>
          </table:table-cell>
          <table:table-cell table:style-name="Tabella7.A1" table:number-rows-spanned="2" office:value-type="string">
            <text:p text:style-name="P18">Protezione<text:line-break/>esterna</text:p>
          </table:table-cell>
          <table:table-cell table:style-name="Tabella7.E1" table:number-rows-spanned="2" office:value-type="string">
            <text:p text:style-name="P18"><text:span text:style-name="T36">A</text:span>limentazione idrica</text:p>
          </table:table-cell>
        </table:table-row>
        <table:table-row table:style-name="Tabella7.1">
          <table:table-cell table:style-name="Tabella7.A2" office:value-type="string">
            <text:p text:style-name="P25">Occupanti</text:p>
          </table:table-cell>
          <table:table-cell table:style-name="Tabella7.A2" office:value-type="string">
            <text:p text:style-name="P18">Quota dei piani</text:p>
          </table:table-cell>
          <table:covered-table-cell table:style-name="Tabella7.A2"/>
          <table:covered-table-cell table:style-name="Tabella7.A2"/>
          <table:covered-table-cell table:style-name="Tabella7.E2"/>
        </table:table-row>
        <table:table-row>
          <table:table-cell table:style-name="Tabella7.A3" office:value-type="string">
            <text:p text:style-name="P17">OB</text:p>
          </table:table-cell>
          <table:table-cell table:style-name="Tabella7.B3" office:value-type="string">
            <text:p text:style-name="P17">HA, HB</text:p>
          </table:table-cell>
          <table:table-cell table:style-name="Tabella7.C3" table:number-rows-spanned="2" office:value-type="float" office:value="1">
            <text:p text:style-name="P17">1</text:p>
          </table:table-cell>
          <table:table-cell table:style-name="Tabella7.D3" table:number-rows-spanned="5" office:value-type="string">
            <text:p text:style-name="P17">Non richiesta</text:p>
          </table:table-cell>
          <table:table-cell table:style-name="Tabella7.E3" table:number-rows-spanned="4" office:value-type="string">
            <text:p text:style-name="P17">Singola</text:p>
          </table:table-cell>
        </table:table-row>
        <table:table-row>
          <table:table-cell table:style-name="Tabella7.A4" office:value-type="string">
            <text:p text:style-name="P17">OC</text:p>
          </table:table-cell>
          <table:table-cell table:style-name="Tabella7.B4" office:value-type="string">
            <text:p text:style-name="P17">HA</text:p>
          </table:table-cell>
          <table:covered-table-cell table:style-name="Tabella7.C4"/>
          <table:covered-table-cell table:style-name="Tabella7.D3"/>
          <table:covered-table-cell table:style-name="Tabella7.E3"/>
        </table:table-row>
        <table:table-row>
          <table:table-cell table:style-name="Tabella7.A5" office:value-type="string">
            <text:p text:style-name="P17">OB</text:p>
          </table:table-cell>
          <table:table-cell table:style-name="Tabella7.B5" office:value-type="string">
            <text:p text:style-name="P17">HC</text:p>
          </table:table-cell>
          <table:table-cell table:style-name="Tabella7.C5" table:number-rows-spanned="4" office:value-type="float" office:value="2">
            <text:p text:style-name="P17">2</text:p>
          </table:table-cell>
          <table:covered-table-cell table:style-name="Tabella7.D3"/>
          <table:covered-table-cell table:style-name="Tabella7.E3"/>
        </table:table-row>
        <table:table-row>
          <table:table-cell table:style-name="Tabella7.A6" office:value-type="string">
            <text:p text:style-name="P17">OC</text:p>
          </table:table-cell>
          <table:table-cell table:style-name="Tabella7.B6" office:value-type="string">
            <text:p text:style-name="P17">HB, HC</text:p>
          </table:table-cell>
          <table:covered-table-cell table:style-name="Tabella7.C6"/>
          <table:covered-table-cell table:style-name="Tabella7.D3"/>
          <table:covered-table-cell table:style-name="Tabella7.E3"/>
        </table:table-row>
        <table:table-row>
          <table:table-cell table:style-name="Tabella7.A7" office:value-type="string">
            <text:p text:style-name="P17">OB, OC</text:p>
          </table:table-cell>
          <table:table-cell table:style-name="Tabella7.B7" office:value-type="string">
            <text:p text:style-name="P17">HD</text:p>
          </table:table-cell>
          <table:covered-table-cell table:style-name="Tabella7.C7"/>
          <table:covered-table-cell table:style-name="Tabella7.D3"/>
          <table:table-cell table:style-name="Tabella7.E7" table:number-rows-spanned="2" office:value-type="string">
            <text:p text:style-name="P17">Singola superiore</text:p>
          </table:table-cell>
        </table:table-row>
        <table:table-row>
          <table:table-cell table:style-name="Tabella7.A8" office:value-type="string">
            <text:p text:style-name="P17">OD</text:p>
          </table:table-cell>
          <table:table-cell table:style-name="Tabella7.B8" office:value-type="string">
            <text:p text:style-name="P17">Qualsiasi</text:p>
          </table:table-cell>
          <table:covered-table-cell table:style-name="Tabella7.C8"/>
          <table:table-cell table:style-name="Tabella7.D8" office:value-type="string">
            <text:p text:style-name="P17">Sì</text:p>
          </table:table-cell>
          <table:covered-table-cell table:style-name="Tabella7.E7"/>
        </table:table-row>
      </table:table>
      <text:p text:style-name="P13">Tabella <text:sequence text:ref-name="refTable4" text:name="Table" text:formula="ooow:Table+1" style:num-format="1">V.15-5</text:sequence>: Parametri progettuali per rete idranti secondo UNI 10779 e caratteristiche minime alimentazione idrica <text:span text:style-name="T86">UNI</text:span> EN 12845</text:p>
      <table:table table:name="Tabella11" table:style-name="Tabella11">
        <table:table-column table:style-name="Tabella11.A"/>
        <table:table-column table:style-name="Tabella11.B"/>
        <table:table-row>
          <table:table-cell table:style-name="Tabella11.A1" office:value-type="string">
            <text:p text:style-name="P18"><text:span text:style-name="T36">A</text:span>ttività</text:p>
          </table:table-cell>
          <table:table-cell table:style-name="Tabella11.B1" office:value-type="string">
            <text:p text:style-name="P18"><text:span text:style-name="T36">A</text:span>limentazione idrica</text:p>
          </table:table-cell>
        </table:table-row>
        <table:table-row>
          <table:table-cell table:style-name="Tabella11.A2" office:value-type="string">
            <text:p text:style-name="P17">OA, OB, OC</text:p>
          </table:table-cell>
          <table:table-cell table:style-name="Tabella11.B2" office:value-type="string">
            <text:p text:style-name="P17">Singola [1]</text:p>
          </table:table-cell>
        </table:table-row>
        <table:table-row>
          <table:table-cell table:style-name="Tabella11.A3" office:value-type="string">
            <text:p text:style-name="P17">OD</text:p>
          </table:table-cell>
          <table:table-cell table:style-name="Tabella11.B3" office:value-type="string">
            <text:p text:style-name="P17">Singola superiore</text:p>
          </table:table-cell>
        </table:table-row>
        <table:table-row>
          <table:table-cell table:style-name="Tabella11.A4" table:number-columns-spanned="2" office:value-type="string">
            <text:p text:style-name="P2"><text:span text:style-name="T90">[1] </text:span><text:span text:style-name="T37">Se presenti</text:span><text:span text:style-name="T90"> aree TK1 di superficie &gt; 150 m</text:span><text:span text:style-name="Car._20_predefinito_20_paragrafo"><text:span text:style-name="T55">2</text:span></text:span><text:span text:style-name="Car._20_predefinito_20_paragrafo"><text:span text:style-name="T90">, </text:span></text:span><text:span text:style-name="T90">si indica l’alimentazione idrica di tipo singolo superiore</text:span></text:p>
          </table:table-cell>
          <table:covered-table-cell/>
        </table:table-row>
      </table:table>
      <text:p text:style-name="P14">Tabella <text:sequence text:ref-name="refTable5" text:name="Table" text:formula="ooow:Table+1" style:num-format="1">V.15-6</text:sequence>: Parametri progettuali impianto sprinkler e caratteristiche minime alimentazione idrica <text:span text:style-name="T87">secondo </text:span><text:span text:style-name="T86">UNI</text:span> EN 12845</text:p>
      <text:h text:style-name="P39" text:outline-level="4"><text:bookmark-start text:name="__RefHeading___Toc2406_3957911219"/>Rivelazione ed allarme<text:bookmark-end text:name="__RefHeading___Toc2406_3957911219"/></text:h>
      <text:list xml:id="list101639697511781" text:continue-list="list101641350406652" text:style-name="EG_20_All_20_commi">
        <text:list-item text:start-value="1">
          <text:p text:style-name="P71">Le attività devono essere dotate di misure di rivelazione ed allarme (<text:span text:style-name="T78">c</text:span>apitolo S.7) secondo i livelli di prestazione in <text:span text:style-name="T74">t</text:span>abella <text:sequence-ref text:reference-format="value" text:ref-name="refTable6">V.15-7</text:sequence-ref><text:span text:style-name="T3">.</text:span></text:p>
        </text:list-item>
      </text:list>
      <text:list xml:id="list101641150871567" text:continue-list="list101641186835563" text:style-name="EG_20_All_20_nota_20_auto">
        <text:list-item>
          <text:p text:style-name="P26"><text:span text:style-name="T116">Ad esempio, s</text:span>ono ammesse soluzioni alternative alla funzione A degli IRAI (<text:span text:style-name="T137">impianti di </text:span>rivelazione <text:span text:style-name="T137">e allarme automatici </text:span>dell’incendio) nelle sale con impieghi di effetti scenici che possano comportare falsi allarmi, ad esempio: discoteche, teatri, complessi multifunzionali, …</text:p>
        </text:list-item>
      </text:list>
      <text:list xml:id="list101640769931991" text:continue-list="list101639697511781" text:style-name="EG_20_All_20_commi">
        <text:list-item>
          <text:p text:style-name="P68"><text:span text:style-name="T3">Deve essere previsto il sistema EVAC per le aree dell’attività della tabella </text:span><text:span text:style-name="T3"><text:sequence-ref text:reference-format="value" text:ref-name="refTable7">V.15-8</text:sequence-ref></text:span><text:span text:style-name="T3">.</text:span></text:p>
        </text:list-item>
      </text:list>
      <table:table table:name="Tabella9" table:style-name="Tabella9">
        <table:table-column table:style-name="Tabella9.A" table:number-columns-repeated="3"/>
        <table:table-row>
          <table:table-cell table:style-name="Tabella9.A1" office:value-type="string">
            <text:p text:style-name="P18"><text:span text:style-name="T87">A</text:span>ttività</text:p>
          </table:table-cell>
          <table:table-cell table:style-name="Tabella9.A1" office:value-type="string">
            <text:p text:style-name="P18">Are<text:span text:style-name="T87">a</text:span></text:p>
          </table:table-cell>
          <table:table-cell table:style-name="Tabella9.C1" office:value-type="string">
            <text:p text:style-name="P18">Livell<text:span text:style-name="T87">o</text:span> di prestazione</text:p>
          </table:table-cell>
        </table:table-row>
        <table:table-row table:style-name="Tabella9.2">
          <table:table-cell table:style-name="Tabella9.A2" office:value-type="string">
            <text:p text:style-name="P3">Qualsiasi</text:p>
          </table:table-cell>
          <table:table-cell table:style-name="Tabella9.B2" office:value-type="string">
            <text:p text:style-name="P17">T<text:span text:style-name="T125">O</text:span>2</text:p>
          </table:table-cell>
          <table:table-cell table:style-name="Tabella9.C2" table:number-rows-spanned="2" office:value-type="string">
            <text:p text:style-name="P17">I</text:p>
          </table:table-cell>
        </table:table-row>
        <table:table-row table:style-name="Tabella9.2">
          <table:table-cell table:style-name="Tabella9.A3" office:value-type="string">
            <text:p text:style-name="P3">OA, OB [<text:span text:style-name="T126">1</text:span>]</text:p>
          </table:table-cell>
          <table:table-cell table:style-name="Tabella9.B3" office:value-type="string">
            <text:p text:style-name="P17">T<text:span text:style-name="T125">O</text:span>1</text:p>
          </table:table-cell>
          <table:covered-table-cell table:style-name="Tabella9.C2"/>
        </table:table-row>
        <table:table-row table:style-name="Tabella9.2">
          <table:table-cell table:style-name="Tabella9.A4" office:value-type="string">
            <text:p text:style-name="P3">OB, OC, OD</text:p>
          </table:table-cell>
          <table:table-cell table:style-name="Tabella9.B4" office:value-type="string">
            <text:p text:style-name="P17">-</text:p>
          </table:table-cell>
          <table:table-cell table:style-name="Tabella9.C4" office:value-type="string">
            <text:p text:style-name="P17">IV</text:p>
          </table:table-cell>
        </table:table-row>
        <table:table-row table:style-name="Tabella9.5">
          <table:table-cell table:style-name="Tabella9.A5" table:number-columns-spanned="3" office:value-type="string">
            <text:p text:style-name="P9">[<text:span text:style-name="T126">1</text:span>] <text:span text:style-name="T75">A</text:span>ttività non soggette, costituite da un’unica sala che si sviluppa al solo piano di riferimento, con uscite dirette su luogo sicuro, prive di aree T<text:span text:style-name="T129">A</text:span><text:span text:style-name="T119">1</text:span>, T<text:span text:style-name="T129">A</text:span><text:span text:style-name="T124">3</text:span>, TK<text:span text:style-name="T129">1, TK2</text:span>, TM<text:span text:style-name="T129">1, TM2, TM3</text:span>,<text:span text:style-name="T34"> </text:span>TT<text:span text:style-name="T129">1 o TT2</text:span>.</text:p>
          </table:table-cell>
          <table:covered-table-cell/>
          <table:covered-table-cell/>
        </table:table-row>
      </table:table>
      <text:p text:style-name="P13">Tabella <text:sequence text:ref-name="refTable6" text:name="Table" text:formula="ooow:Table+1" style:num-format="1">V.15-7</text:sequence>: Livelli di prestazione per rivelazione ed allarme</text:p>
      <table:table table:name="Tabella10" table:style-name="Tabella10">
        <table:table-column table:style-name="Tabella10.A"/>
        <table:table-column table:style-name="Tabella10.B"/>
        <table:table-row>
          <table:table-cell table:style-name="Tabella10.A1" office:value-type="string">
            <text:p text:style-name="P18"><text:span text:style-name="T87">A</text:span>ttività</text:p>
          </table:table-cell>
          <table:table-cell table:style-name="Tabella10.B1" office:value-type="string">
            <text:p text:style-name="P18">Are<text:span text:style-name="T87">a</text:span></text:p>
          </table:table-cell>
        </table:table-row>
        <table:table-row table:style-name="Tabella10.2">
          <table:table-cell table:style-name="Tabella10.A2" office:value-type="string">
            <text:p text:style-name="P17">OB [1]</text:p>
          </table:table-cell>
          <table:table-cell table:style-name="Tabella10.B2" table:number-rows-spanned="2" office:value-type="string">
            <text:p text:style-name="P17">T<text:span text:style-name="T125">O</text:span>1, T<text:span text:style-name="T129">A</text:span><text:span text:style-name="T119">1</text:span>, <text:span text:style-name="T120">T</text:span><text:span text:style-name="T129">A</text:span><text:span text:style-name="T120">2</text:span></text:p>
          </table:table-cell>
        </table:table-row>
        <table:table-row table:style-name="Tabella10.2">
          <table:table-cell table:style-name="Tabella10.A3" office:value-type="string">
            <text:p text:style-name="P17">OC, OD</text:p>
          </table:table-cell>
          <table:covered-table-cell table:style-name="Tabella10.B2"/>
        </table:table-row>
        <table:table-row table:style-name="Tabella10.2">
          <table:table-cell table:style-name="Tabella10.A4" office:value-type="string">
            <text:p text:style-name="P17">OC, OD</text:p>
          </table:table-cell>
          <table:table-cell table:style-name="Tabella10.B4" office:value-type="string">
            <text:p text:style-name="P17">T<text:span text:style-name="T125">O</text:span>2 <text:span text:style-name="T128">[2]</text:span></text:p>
          </table:table-cell>
        </table:table-row>
        <table:table-row table:style-name="Tabella10.2">
          <table:table-cell table:style-name="Tabella10.A5" table:number-columns-spanned="2" office:value-type="string">
            <text:p text:style-name="P9">[1] <text:span text:style-name="T75">P</text:span>er attività con densità d’affollamento ≤ 0,7 pp/m<text:span text:style-name="T54">2</text:span>, costituite da un’unica sala che si sviluppa al solo piano di riferimento, con uscite dirette su luogo sicuro, prive di aree T<text:span text:style-name="T129">A</text:span><text:span text:style-name="T119">1</text:span>, T<text:span text:style-name="T129">A</text:span><text:span text:style-name="T124">3</text:span>, TK<text:span text:style-name="T129">1, TK2</text:span>, TM<text:span text:style-name="T129">1, TM2, TM3</text:span>, T<text:span text:style-name="T128">T</text:span><text:span text:style-name="T129">1 o TT2</text:span> <text:span text:style-name="T128">è possibile</text:span> ome<text:span text:style-name="T128">ttere</text:span> il sistema EVAC.</text:p>
            <text:p text:style-name="P10">[2] <text:span text:style-name="T79">N</text:span>elle attività con aree accessibili al pubblico esclusivamente all’aperto è <text:span text:style-name="T35">possibile</text:span> omettere i requisiti di resistenza al fuoco dei componenti del sistema EVAC.</text:p>
          </table:table-cell>
          <table:covered-table-cell/>
        </table:table-row>
      </table:table>
      <text:p text:style-name="P15">Tabella <text:sequence text:ref-name="refTable7" text:name="Table" text:formula="ooow:Table+1" style:num-format="1">V.15-8</text:sequence>: Aree di installazione del sistema EVAC</text:p>
      <text:h text:style-name="P40" text:outline-level="4"><text:bookmark-start text:name="__RefHeading___Toc2408_3957911219"/>Controllo di fumi e calore<text:bookmark-end text:name="__RefHeading___Toc2408_3957911219"/></text:h>
      <text:list xml:id="list101640991620702" text:continue-list="list101640769931991" text:style-name="EG_20_All_20_commi">
        <text:list-item text:start-value="1">
          <text:p text:style-name="P68">Le aree T<text:span text:style-name="T125">O</text:span>1 delle attività devono essere dotate di misure di controllo fumi e calore (<text:span text:style-name="T79">c</text:span>apitolo S.8) secondo i livelli di prestazione della <text:span text:style-name="T74">t</text:span>abella <text:sequence-ref text:reference-format="value" text:ref-name="refTable8">V.15-9</text:sequence-ref><text:span text:style-name="T3">.</text:span></text:p>
        </text:list-item>
        <text:list-item>
          <text:p text:style-name="Text_20_body"><text:span text:style-name="T22">Le indicazioni del precedente comma 1 non si applicano alle attività svolte in </text:span><text:span text:style-name="Emphasis"><text:span text:style-name="T22">strutture vulnerabili in </text:span></text:span><text:span text:style-name="Emphasis"><text:span text:style-name="T21">condizioni</text:span></text:span><text:span text:style-name="Emphasis"><text:span text:style-name="T22"> d’incendio</text:span></text:span><text:span text:style-name="T22">.</text:span></text:p>
        </text:list-item>
        <text:list-item>
          <text:p text:style-name="P47"><text:span text:style-name="T27">N</text:span><text:span text:style-name="T28">elle aree TK2 deve essere installato un sistema di evacuazione di fumi e calore (SEFC)</text:span><text:span text:style-name="T27">, </text:span><text:span text:style-name="T29">proteggendo le aree limitrofe <text:s/>(es. platea, servizi, foyer, …) tramite </text:span><text:span text:style-name="Emphasis"><text:span text:style-name="T29">compartimenti a soffitto</text:span></text:span><text:span text:style-name="T29"> appositamente dimensionati, ad esempio secondo le norme UNI 9494</text:span><text:span text:style-name="T27">.</text:span></text:p>
        </text:list-item>
      </text:list>
      <table:table table:name="Tabella5" table:style-name="Tabella5">
        <table:table-column table:style-name="Tabella5.A" table:number-columns-repeated="3"/>
        <table:table-column table:style-name="Tabella5.D"/>
        <table:table-row>
          <table:table-cell table:style-name="Tabella5.A1" table:number-columns-spanned="4" office:value-type="string">
            <text:p text:style-name="P20">Attività</text:p>
          </table:table-cell>
          <table:covered-table-cell/>
          <table:covered-table-cell/>
          <table:covered-table-cell/>
        </table:table-row>
        <table:table-row>
          <table:table-cell table:style-name="Tabella5.A2" office:value-type="string">
            <text:p text:style-name="P18">OA</text:p>
          </table:table-cell>
          <table:table-cell table:style-name="Tabella5.A2" office:value-type="string">
            <text:p text:style-name="P18">OB</text:p>
          </table:table-cell>
          <table:table-cell table:style-name="Tabella5.A2" office:value-type="string">
            <text:p text:style-name="P18">OC</text:p>
          </table:table-cell>
          <table:table-cell table:style-name="Tabella5.D2" office:value-type="string">
            <text:p text:style-name="P18">OD</text:p>
          </table:table-cell>
        </table:table-row>
        <table:table-row table:style-name="Tabella5.3">
          <table:table-cell table:style-name="Tabella5.A3" table:number-columns-spanned="2" office:value-type="string">
            <text:p text:style-name="P17">II [<text:span text:style-name="T116">1</text:span>]</text:p>
          </table:table-cell>
          <table:covered-table-cell/>
          <table:table-cell table:style-name="Tabella5.C3" table:number-columns-spanned="2" office:value-type="string">
            <text:p text:style-name="P17">III [<text:span text:style-name="T116">2</text:span>]</text:p>
          </table:table-cell>
          <table:covered-table-cell/>
        </table:table-row>
        <table:table-row table:style-name="Tabella5.3">
          <table:table-cell table:style-name="Tabella5.C3" table:number-columns-spanned="4" office:value-type="string">
            <text:p text:style-name="P9">[<text:span text:style-name="T116">1</text:span>] Per i teatri con scena integrata è richiesto il livello di prestazione <text:span text:style-name="T79">III</text:span>.</text:p>
            <text:p text:style-name="P9">[<text:span text:style-name="T116">2</text:span>] Per le singole sale di superficie ≤ 600 m<text:span text:style-name="T53">2</text:span> è ammesso il livello di prestazione <text:span text:style-name="T79">II</text:span> con aperture di smaltimento di tipo SEb o S<text:span text:style-name="T76">E</text:span>c.</text:p>
          </table:table-cell>
          <table:covered-table-cell/>
          <table:covered-table-cell/>
          <table:covered-table-cell/>
        </table:table-row>
      </table:table>
      <text:p text:style-name="P16">Tabella <text:sequence text:ref-name="refTable8" text:name="Table" text:formula="ooow:Table+1" style:num-format="1">V.15-9</text:sequence>: <text:span text:style-name="T73">Livelli di prestazione per il controllo fumi e calore</text:span></text:p>
      <text:h text:style-name="P41" text:outline-level="4"><text:bookmark-start text:name="__RefHeading___Toc22715_1815129889"/><text:soft-page-break/>Sicurezza impianti tecnologici<text:bookmark-end text:name="__RefHeading___Toc22715_1815129889"/></text:h>
      <text:list xml:id="list101640552873831" text:continue-list="list101640991620702" text:style-name="EG_20_All_20_commi">
        <text:list-item text:start-value="1">
          <text:p text:style-name="P68">I gas refrigeranti degli impianti centralizzati di climatizzazione e condizionamento (<text:span text:style-name="T79">c</text:span>apitolo S.10) inseriti in aree T<text:span text:style-name="T125">O</text:span>1 e T<text:span text:style-name="T129">A</text:span><text:span text:style-name="T119">1</text:span> devono essere classificati A1 o A2L secondo ISO 817.</text:p>
        </text:list-item>
        <text:list-item>
          <text:p text:style-name="P68">Gli impianti di produzione calore alimentati a combustibili solidi, liquidi o gassosi di potenza ≤ 35 kW devono essere ubicati all’esterno delle attività <text:span text:style-name="T16">oppure</text:span> in compartimenti di classe di resistenza al fuoco <text:span text:style-name="T81">≥</text:span><text:span text:style-name="T84"> </text:span><text:span text:style-name="T79">30</text:span>.</text:p>
        </text:list-item>
        <text:list-item>
          <text:p text:style-name="P73"><text:span text:style-name="T90">Gli </text:span><text:span text:style-name="Emphasis"><text:span text:style-name="T90">impianti temporanei</text:span></text:span><text:span text:style-name="T90"> non devono costituire causa di inciampo </text:span><text:span text:style-name="T105">negli </text:span><text:span text:style-name="T90">ambiti aperti al pubblico. </text:span><text:span text:style-name="T106">D</text:span><text:span text:style-name="T90">evono essere realizzati tenendo conto </text:span><text:span text:style-name="T30">del</text:span><text:span text:style-name="T90">le prevedibili sollecitazioni ambientali, con particolare riferimento al rischio di danneggiamento meccanico. </text:span><text:span text:style-name="T106">P</text:span><text:span text:style-name="T90">rima del loro utilizzo, devono essere sottoposti a verifica secondo l</text:span><text:span text:style-name="T106">e</text:span><text:span text:style-name="T90"> norme tecniche di riferimento.</text:span></text:p>
        </text:list-item>
      </text:list>
      <text:h text:style-name="P42" text:outline-level="4"><text:bookmark-start text:name="__RefHeading___Toc22717_1815129889"/>Altre indicazioni<text:bookmark-end text:name="__RefHeading___Toc22717_1815129889"/></text:h>
      <text:list xml:id="list101639746890659" text:continue-list="list101640552873831" text:style-name="EG_20_All_20_commi">
        <text:list-item text:start-value="1">
          <text:p text:style-name="P72"><text:span text:style-name="T80">È</text:span> vietato l’impiego di apparecchi riscaldanti con resistenza elettrica in vis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lr-tb"/>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5"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1"/>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1"/>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1"/>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1"/>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1"/>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1"/>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1"/>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1"/>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1"/>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1"/>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5</text:chapter><text:s/><text:chapter text:display="name" text:outline-level="2">Attività di intrattenimento e di spettacolo a carattere pubblico</text:chapter><text:tab/>Pagina <text:chapter text:display="plain-number" text:outline-level="2">V.15</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REGOLE TECNICHE VERTICAL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0H56M40S</meta:editing-duration>
    <meta:editing-cycles>129</meta:editing-cycles>
    <meta:generator>LibreOffice/7.3.7.2$Linux_X86_64 LibreOffice_project/30$Build-2</meta:generator>
    <dc:title>modello_codicepi_14</dc:title>
    <dc:date>2022-12-14T10:16:39.200297888</dc:date>
    <meta:document-statistic meta:table-count="9" meta:image-count="0" meta:object-count="0" meta:page-count="10" meta:paragraph-count="296" meta:word-count="3008" meta:character-count="19177" meta:non-whitespace-character-count="16569"/>
    <meta:template xlink:type="simple" xlink:actuate="onRequest" xlink:title="modello_codicepi_14" xlink:href="../../../../../../../Modelli/modello_codicepi_14.ott" meta:date="2020-07-24T15:46:57.439876607"/>
  </office:meta>
</office:document-meta>
</file>